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19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0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1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3" style:family="paragraph" style:parent-style-name="Table_20_Contents">
      <style:text-properties style:font-name="PT Sans3" style:font-name-asian="PT Sans3" style:font-name-complex="PT Sans3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27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28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29" style:family="paragraph" style:parent-style-name="Text_20_body">
      <style:text-properties style:font-name="PT Mono"/>
    </style:style>
    <style:style style:name="P30" style:family="paragraph" style:parent-style-name="Text_20_body">
      <style:paragraph-properties fo:margin-left="1.251cm" fo:margin-right="0cm" fo:text-indent="0cm" style:auto-text-indent="false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32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33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3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35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text-properties officeooo:paragraph-rsid="002c0d7a"/>
    </style:style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>
      <style:text-properties officeooo:paragraph-rsid="00310441"/>
    </style:style>
    <style:style style:name="P50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paragraph-rsid="002dca13"/>
    </style:style>
    <style:style style:name="P51" style:family="paragraph" style:parent-style-name="Text_20_body">
      <style:paragraph-properties fo:margin-top="0.199cm" fo:margin-bottom="0.21cm" loext:contextual-spacing="false" style:writing-mode="page"/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3">
      <style:text-properties style:font-name="DejaVu Sans Mono"/>
    </style:style>
    <style:style style:name="P56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style:font-name="DejaVu Sans Mono1"/>
    </style:style>
    <style:style style:name="P59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60" style:family="paragraph" style:parent-style-name="Heading_20_2">
      <style:text-properties style:font-name="DejaVu Sans Mono"/>
    </style:style>
    <style:style style:name="P61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62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officeooo:rsid="0014c7f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/>
    </style:style>
    <style:style style:name="T6" style:family="text">
      <style:text-properties style:font-name="Arial"/>
    </style:style>
    <style:style style:name="T7" style:family="text">
      <style:text-properties style:font-name="DejaVu Sans1"/>
    </style:style>
    <style:style style:name="T8" style:family="text">
      <style:text-properties style:font-name="DejaVu Sans Mono1"/>
    </style:style>
    <style:style style:name="T9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0" style:family="text">
      <style:text-properties style:font-name="PT Sans3" style:font-name-asian="PT Sans3" style:font-name-complex="PT Sans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PT Sans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5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DejaVu Sans Mono" fo:font-size="11pt" style:font-size-asian="11pt" style:font-size-complex="11pt"/>
    </style:style>
    <style:style style:name="T17" style:family="text">
      <style:text-properties style:font-name="PT Sans4" style:font-name-asian="Arial Unicode MS" style:font-name-complex="Tahoma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font-name="PT Serif1"/>
    </style:style>
    <style:style style:name="T21" style:family="text">
      <style:text-properties style:font-name="PT Serif1" officeooo:rsid="002ea102"/>
    </style:style>
    <style:style style:name="T22" style:family="text">
      <style:text-properties style:font-name="PT Mono"/>
    </style:style>
    <style:style style:name="T23" style:family="text">
      <style:text-properties style:font-name="PT Mono" fo:language="zxx" fo:country="none" style:language-asian="zxx" style:country-asian="none" style:language-complex="zxx" style:country-complex="none"/>
    </style:style>
    <style:style style:name="T24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style:font-name="PT Mono" fo:font-weight="normal" style:font-weight-asian="normal" style:font-weight-complex="normal"/>
    </style:style>
    <style:style style:name="T26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1b036d"/>
    </style:style>
    <style:style style:name="T28" style:family="text">
      <style:text-properties style:font-name-asian="PT Sans3" style:font-name-complex="PT Sans3"/>
    </style:style>
    <style:style style:name="T29" style:family="text">
      <style:text-properties officeooo:rsid="002679c6"/>
    </style:style>
    <style:style style:name="T30" style:family="text">
      <style:text-properties officeooo:rsid="0026e308"/>
    </style:style>
    <style:style style:name="T31" style:family="text">
      <style:text-properties style:font-name="PT Mono"/>
    </style:style>
    <style:style style:name="T32" style:family="text">
      <style:text-properties style:font-name="PT Mono" officeooo:rsid="0026e308"/>
    </style:style>
    <style:style style:name="T33" style:family="text">
      <style:text-properties style:font-name="PT Mono" officeooo:rsid="002c0d7a"/>
    </style:style>
    <style:style style:name="T34" style:family="text">
      <style:text-properties officeooo:rsid="00295b9e"/>
    </style:style>
    <style:style style:name="T35" style:family="text">
      <style:text-properties officeooo:rsid="002c0d7a"/>
    </style:style>
    <style:style style:name="T36" style:family="text">
      <style:text-properties officeooo:rsid="002e8e20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e8e20" style:font-style-asian="italic" style:font-style-complex="italic"/>
    </style:style>
    <style:style style:name="T39" style:family="text">
      <style:text-properties officeooo:rsid="002ea102"/>
    </style:style>
    <style:style style:name="T40" style:family="text">
      <style:text-properties officeooo:rsid="00305929"/>
    </style:style>
    <style:style style:name="T41" style:family="text">
      <style:text-properties officeooo:rsid="0031f33c"/>
    </style:style>
    <style:style style:name="T42" style:family="text">
      <style:text-properties officeooo:rsid="00310441"/>
    </style:style>
    <style:style style:name="T4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RNtrack</text:span> <text:span text:style-name="T28">—</text:span> FTN Messages tracker</text:p>
      <text:p text:style-name="P8">ver. 1.XX</text:p>
      <text:p text:style-name="P25"><text:span text:style-name="T3">Справочное р</text:span>уководство</text:p>
      <text:p text:style-name="P2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7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7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57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6</text:a></text:p>
          <text:p text:style-name="P57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6</text:a></text:p>
          <text:p text:style-name="P63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7</text:a></text:p>
          <text:p text:style-name="P63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7</text:a></text:p>
          <text:p text:style-name="P63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7</text:a></text:p>
          <text:p text:style-name="P63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7</text:a></text:p>
          <text:p text:style-name="P63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7</text:a></text:p>
          <text:p text:style-name="P63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8</text:a></text:p>
          <text:p text:style-name="P63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8</text:a></text:p>
          <text:p text:style-name="P63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9</text:a></text:p>
          <text:p text:style-name="P63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9</text:a></text:p>
          <text:p text:style-name="P63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9</text:a></text:p>
          <text:p text:style-name="P63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0</text:a></text:p>
          <text:p text:style-name="P63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0</text:a></text:p>
          <text:p text:style-name="P63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0</text:a></text:p>
          <text:p text:style-name="P63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0</text:a></text:p>
          <text:p text:style-name="P63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0</text:a></text:p>
          <text:p text:style-name="P63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0</text:a></text:p>
          <text:p text:style-name="P63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1</text:a></text:p>
          <text:p text:style-name="P63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1</text:a></text:p>
          <text:p text:style-name="P63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1</text:a></text:p>
          <text:p text:style-name="P63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1</text:a></text:p>
          <text:p text:style-name="P63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1</text:a></text:p>
          <text:p text:style-name="P63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1</text:a></text:p>
          <text:p text:style-name="P63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2</text:a></text:p>
          <text:p text:style-name="P63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2</text:a></text:p>
          <text:p text:style-name="P63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3</text:a></text:p>
          <text:p text:style-name="P63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3</text:a></text:p>
          <text:p text:style-name="P63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3</text:a></text:p>
          <text:p text:style-name="P63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4</text:a></text:p>
          <text:p text:style-name="P63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4</text:a></text:p>
          <text:p text:style-name="P63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4</text:a></text:p>
          <text:p text:style-name="P63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4</text:a></text:p>
          <text:p text:style-name="P63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4</text:a></text:p>
          <text:p text:style-name="P63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4</text:a></text:p>
          <text:p text:style-name="P63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5</text:a></text:p>
          <text:p text:style-name="P63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5</text:a></text:p>
          <text:p text:style-name="P63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5</text:a></text:p>
          <text:p text:style-name="P63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5</text:a></text:p>
          <text:p text:style-name="P63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5</text:a></text:p>
          <text:p text:style-name="P63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7</text:a></text:p>
          <text:p text:style-name="P63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7</text:a></text:p>
          <text:p text:style-name="P63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7</text:a></text:p>
          <text:p text:style-name="P63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7</text:a></text:p>
          <text:p text:style-name="P63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8</text:a></text:p>
          <text:p text:style-name="P63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8</text:a></text:p>
          <text:p text:style-name="P63"><text:a xlink:type="simple" xlink:href="#__RefHeading__10215_813993393" text:style-name="Internet_20_link" text:visited-style-name="Internet_20_link">4.45. <text:s/></text:a>SysopName: "Vladimir Lenin"<text:tab/><text:a xlink:type="simple" xlink:href="#__RefHeading__10215_813993393" text:style-name="Internet_20_link" text:visited-style-name="Internet_20_link">18</text:a></text:p>
          <text:p text:style-name="P63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18</text:a></text:p>
          <text:p text:style-name="P63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18</text:a></text:p>
          <text:p text:style-name="P63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18</text:a></text:p>
          <text:p text:style-name="P63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18</text:a></text:p>
          <text:p text:style-name="P63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18</text:a></text:p>
          <text:p text:style-name="P63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19</text:a></text:p>
          <text:p text:style-name="P63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19</text:a></text:p>
          <text:p text:style-name="P63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19</text:a></text:p>
          <text:p text:style-name="P63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19</text:a></text:p>
          <text:p text:style-name="P63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19</text:a></text:p>
          <text:p text:style-name="P63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0</text:a></text:p>
          <text:p text:style-name="P57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0</text:a></text:p>
          <text:p text:style-name="P63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0</text:a></text:p>
          <text:p text:style-name="P63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1</text:a></text:p>
          <text:p text:style-name="P63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1</text:a></text:p>
          <text:p text:style-name="P63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1</text:a></text:p>
          <text:p text:style-name="P63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4</text:a></text:p>
          <text:p text:style-name="P57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4</text:a></text:p>
          <text:p text:style-name="P63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28</text:a></text:p>
          <text:p text:style-name="P63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28</text:a></text:p>
          <text:p text:style-name="P57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1</text:a></text:p>
          <text:p text:style-name="P57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2</text:a></text:p>
          <text:p text:style-name="P57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5</text:a></text:p>
          <text:p text:style-name="P57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5</text:a></text:p>
          <text:p text:style-name="P63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6</text:a></text:p>
          <text:p text:style-name="P63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6</text:a></text:p>
          <text:p text:style-name="P63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7</text:a></text:p>
          <text:p text:style-name="P63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7</text:a></text:p>
          <text:p text:style-name="P57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7</text:a></text:p>
          <text:p text:style-name="P63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38</text:a></text:p>
          <text:p text:style-name="P63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39</text:a></text:p>
          <text:p text:style-name="P57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39</text:a></text:p>
          <text:p text:style-name="P63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0</text:a></text:p>
          <text:p text:style-name="P63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0</text:a></text:p>
          <text:p text:style-name="P63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1</text:a></text:p>
          <text:p text:style-name="P52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1</text:a></text:p>
          <text:p text:style-name="P52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1</text:a></text:p>
          <text:p text:style-name="P52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2</text:a></text:p>
          <text:p text:style-name="P52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2</text:a></text:p>
          <text:p text:style-name="P52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2</text:a></text:p>
          <text:p text:style-name="P57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2</text:a></text:p>
          <text:p text:style-name="P57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2</text:a></text:p>
          <text:p text:style-name="P57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3</text:a></text:p>
        </text:index-body>
      </text:table-of-content>
      <text:p text:style-name="P3"/>
      <text:list xml:id="list1655684349" text:style-name="Outline">
        <text:list-item>
          <text:h text:style-name="P54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225451747766252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225452070009743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Text_20_body">Если запустить <text:span text:style-name="Teletype"><text:span text:style-name="T22">RNtrack</text:span></text:span> без параметров, то он попытается найти в текущем каталоге файл <text:span text:style-name="Teletype"><text:span text:style-name="T22">RNtrack.cfg</text:span></text:span> и обработать его. </text:p>
      <text:p text:style-name="Text_20_body">Вы можете установить переменную окружения <text:span text:style-name="Teletype"><text:span text:style-name="T22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-с</text:p>
          </table:table-cell>
          <table:table-cell table:style-name="Таблица3.A1" office:value-type="string">
            <text:p text:style-name="P34">Имя файла конфигурации. Например, <text:span text:style-name="Teletype"><text:span text:style-name="T22">-c "d:\soft\</text:span></text:span><text:span text:style-name="Teletype"><text:span text:style-name="T23">fido</text:span></text:span><text:span text:style-name="Teletype"><text:span text:style-name="T22">\RNtrack.cfg"</text:span></text:span>. Пробел между '<text:span text:style-name="Teletype"><text:span text:style-name="T22">-c</text:span></text:span><text:span text:style-name="Teletype"><text:span text:style-name="T5">'</text:span></text:span> и началом пути обязателен. Кавычки обязательны. <text:span text:style-name="T29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2">-u</text:p>
          </table:table-cell>
          <table:table-cell table:style-name="Таблица3.A1" office:value-type="string">
            <text:p text:style-name="P21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<text:span text:style-name="T22">'</text:span><text:span text:style-name="Internet_20_link"><text:span text:style-name="T25"><text:bookmark-ref text:reference-format="text" text:ref-name="TempMail">TempMail:</text:bookmark-ref></text:span></text:span><text:span text:style-name="T22">'</text:span>.</text:p>
          </table:table-cell>
        </table:table-row>
        <table:table-row>
          <table:table-cell table:style-name="Таблица3.A1" office:value-type="string">
            <text:p text:style-name="P22">-t</text:p>
          </table:table-cell>
          <table:table-cell table:style-name="Таблица3.A1" office:value-type="string">
            <text:p text:style-name="P21">Выполнить все <text:span text:style-name="T22">'</text:span><text:span text:style-name="Internet_20_link"><text:span text:style-name="T25"><text:bookmark-ref text:reference-format="text" text:ref-name="ScanDir">ScanDir:</text:bookmark-ref></text:span></text:span><text:span text:style-name="T22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2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2">-h</text:p>
          </table:table-cell>
          <table:table-cell table:style-name="Таблица3.A1" office:value-type="string">
            <text:p text:style-name="P21">Вывести на экран подсказку.</text:p>
          </table:table-cell>
        </table:table-row>
      </table:table>
      <text:list xml:id="list225452095658174" text:continue-numbering="true" text:style-name="Outline">
        <text:list-item>
          <text:h text:style-name="P53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30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30">Для директив с параметрами д</text:span>воеточие является составной частью ключевого слова. Поэтому нельзя писать <text:span text:style-name="T22">"</text:span><text:span text:style-name="T25">Address :</text:span><text:span text:style-name="T22">"</text:span> вместо <text:span text:style-name="T22">"</text:span><text:span text:style-name="T25">Address:</text:span><text:span text:style-name="T22">"</text:span>. Комментарии могут начинаться с символа <text:span text:style-name="Teletype"><text:span text:style-name="T22">'\'</text:span></text:span> <text:span text:style-name="T30">и продолжаться </text:span>до конца строки или <text:span text:style-name="T30">начинаться с открывающей скобки </text:span><text:span text:style-name="Teletype"><text:span text:style-name="T22">'('</text:span></text:span> <text:span text:style-name="T30">и продолжаться до закрывающей скобки </text:span><text:span text:style-name="T32">'</text:span><text:span text:style-name="T22">)</text:span><text:span text:style-name="T32">'</text:span>.</text:p>
      <text:p text:style-name="Text_20_body"><text:soft-page-break/>Везде, где в качестве параметров используется строка, можно использовать подстановку переменных окружения в виде <text:span text:style-name="Teletype"><text:span text:style-name="T22">%VAR%</text:span></text:span>. Например: </text:p>
      <text:p text:style-name="Text_20_body"><text:span text:style-name="T24">Nodelist</text:span><text:span text:style-name="T25">:</text:span><text:span text:style-name="T22"> </text:span><text:span text:style-name="Teletype"><text:span text:style-name="T22">"%NDL%\</text:span></text:span><text:span text:style-name="Teletype"><text:span text:style-name="T23">nodelist</text:span></text:span><text:span text:style-name="Teletype"><text:span text:style-name="T22">.*"</text:span></text:span></text:p>
      <text:p text:style-name="Text_20_body">Если строку <text:span text:style-name="Teletype"><text:span text:style-name="T22">%..%</text:span></text:span> не удалось разобрать как переменную окружения, то RNtrack будет пытаться разобрать её как шестнадцатеричное число <text:span text:style-name="T34">и будет считать это число</text:span> код<text:span text:style-name="T34">ом</text:span> символа. <text:s/>Например, <text:span text:style-name="Teletype"><text:span text:style-name="T22">%22%</text:span></text:span> будет воспринято как <text:span text:style-name="T34">кавычка</text:span> <text:span text:style-name="Teletype"><text:span text:style-name="T22">'"'</text:span></text:span>.</text:p>
      <text:p text:style-name="Text_20_body">Для того, чтобы использовать символ <text:span text:style-name="Teletype"><text:span text:style-name="T22">'%'</text:span></text:span> в строках, его надо писать дважды. Например:</text:p>
      <text:p text:style-name="Text_20_body"><text:span text:style-name="T25">Action: </text:span><text:span text:style-name="T24">NewMsg</text:span><text:span text:style-name="T23"> </text:span><text:span text:style-name="Teletype"><text:span text:style-name="T23">"tpl\badfrom.tpl" "h:\fido\post\netmail\out" "Alex Bagmanov" @ "%%" % "Bad source address" +l</text:span></text:span></text:p>
      <text:p text:style-name="Text_20_body">Ниже приведены все <text:span text:style-name="T34">директивы</text:span>, отсортированные по алфавиту.</text:p>
      <text:list xml:id="list225451906329815" text:continue-numbering="true" text:style-name="Outline">
        <text:list-item>
          <text:list>
            <text:list-item>
              <text:h text:style-name="P58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23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26">Time</text:span> аналогичен параметру <text:span text:style-name="Internet_20_link"><text:span text:style-name="T25"><text:bookmark-ref text:reference-format="text" text:ref-name="Time">Time</text:bookmark-ref></text:span></text:span> в команде <text:span text:style-name="T25">'</text:span><text:span text:style-name="T24">ScanDir</text:span><text:span text:style-name="T25">:'</text:span> и подробно описан в описании этой команды. (см. <text:span text:style-name="Internet_20_link"><text:span text:style-name="T22"><text:bookmark-ref text:reference-format="text" text:ref-name="Time">Time</text:bookmark-ref></text:span></text:span>)</text:p>
      <text:list xml:id="list225452194596739" text:continue-numbering="true" text:style-name="Outline">
        <text:list-item>
          <text:list>
            <text:list-item>
              <text:h text:style-name="P58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пойнта, который поставит себе RNtrack).</text:p>
      <text:list xml:id="list225453092511397" text:continue-numbering="true" text:style-name="Outline">
        <text:list-item>
          <text:list>
            <text:list-item>
              <text:h text:style-name="P59" text:outline-level="2"><text:bookmark-start text:name="__RefHeading__10127_813993393"/>AddToNull<text:span text:style-name="T13">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2">*.</text:span><text:span text:style-name="Teletype"><text:span text:style-name="T22">?UT</text:span></text:span> нулевой длины. По умолчанию на такие <text:span text:style-name="Teletype"><text:span text:style-name="T22">*.?UT</text:span></text:span> RNtrack ругается.</text:p>
      <text:list xml:id="list225452196434097" text:continue-numbering="true" text:style-name="Outline">
        <text:list-item>
          <text:list>
            <text:list-item>
              <text:h text:style-name="P60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2">'@'</text:span><text:span text:style-name="T8"> </text:span><text:span text:style-name="T7">(</text:span><text:span text:style-name="T20">см.</text:span> <text:span text:style-name="Internet_20_link"><text:span text:style-name="T22"><text:bookmark-ref text:reference-format="text" text:ref-name="Модификатор адреса">Модификатор '@'</text:bookmark-ref></text:span></text:span><text:span text:style-name="T8">)</text:span> и в описании команды <text:span text:style-name="T22">'</text:span><text:span text:style-name="Internet_20_link"><text:span text:style-name="T25"><text:reference-ref text:reference-format="text" text:ref-name="Action: Route">Action: Route</text:reference-ref></text:span></text:span><text:span text:style-name="T22">'</text:span> (или <text:span text:style-name="T22">'</text:span><text:span text:style-name="Internet_20_link"><text:span text:style-name="T25"><text:reference-ref text:reference-format="text" text:ref-name="Action: RouteFilebox">Action: RouteFilebox</text:reference-ref></text:span></text:span><text:span text:style-name="T22">'</text:span>).</text:p>
      <text:list xml:id="list225452707174683" text:continue-numbering="true" text:style-name="Outline">
        <text:list-item>
          <text:list>
            <text:list-item>
              <text:h text:style-name="P60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2">?UT</text:span>, а <text:soft-page-break/>приаттаченные файлы в соответствующий <text:span text:style-name="T22">?LO</text:span>). Если указан <text:span text:style-name="T23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2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2">'</text:span><text:span text:style-name="T23">APktDir</text:span><text:span text:style-name="T22">:'</text:span>, не должен совпадать с каталогом, указанным в <text:span text:style-name="T22">'</text:span><text:span text:style-name="Internet_20_link"><text:span text:style-name="T22"><text:bookmark-ref text:reference-format="text" text:ref-name="Outbound">Outbound:</text:bookmark-ref></text:span></text:span><text:span text:style-name="T22">'</text:span>.</text:p>
      <text:list xml:id="list225453256024443" text:continue-numbering="true" text:style-name="Outline">
        <text:list-item>
          <text:list>
            <text:list-item>
              <text:h text:style-name="P60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4">&lt;Mode&gt;</text:p>
          </table:table-cell>
          <table:table-cell table:style-name="Таблица4.A1" office:value-type="string">
            <text:p text:style-name="P13">Skip</text:p>
          </table:table-cell>
          <table:table-cell table:style-name="Таблица4.A1" office:value-type="string">
            <text:p text:style-name="P12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3">Delete</text:p>
          </table:table-cell>
          <table:table-cell table:style-name="Таблица4.A1" office:value-type="string">
            <text:p text:style-name="P12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3">Move "Dir"</text:p>
          </table:table-cell>
          <table:table-cell table:style-name="Таблица4.A1" office:value-type="string">
            <text:p text:style-name="P12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3">Exit</text:p>
          </table:table-cell>
          <table:table-cell table:style-name="Таблица4.A1" office:value-type="string">
            <text:p text:style-name="P12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2">Exit</text:span>.</text:p>
      <text:p text:style-name="Text_20_body">Учтите, что операции <text:span text:style-name="T20">"</text:span><text:span text:style-name="T22">Delete</text:span><text:span text:style-name="T20">"</text:span> и "<text:span text:style-name="T22">Move</text:span>" могут повести себя непредсказуемо, если возникла <text:span text:style-name="T11">действительно</text:span> сложная ситуация. Поэтому я рекомендую ими пользоваться только в том случае, если вы <text:span text:style-name="T11">абсолютно</text:span> уверены в том, что Вы делаете. </text:p>
      <text:p text:style-name="Text_20_body">Дополнительные ограничения: </text:p>
      <text:list xml:id="list410778695" text:style-name="L1">
        <text:list-item>
          <text:p text:style-name="P38">В качестве базы <text:span text:style-name="T35">для операции "</text:span><text:span text:style-name="T33">Move</text:span><text:span text:style-name="T35">" </text:span>можно указывать базу только в формате <text:span text:style-name="T22">*.MSG</text:span>.</text:p>
        </text:list-item>
        <text:list-item>
          <text:p text:style-name="P37">Для всех баз, кроме <text:span text:style-name="T22">*.MSG</text:span> операции <text:span text:style-name="T22">Delete</text:span> и <text:span text:style-name="T22">Move</text:span> работают как <text:span text:style-name="T22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225452421773634" text:continue-list="list225453256024443" text:style-name="Outline">
        <text:list-item>
          <text:list>
            <text:list-item>
              <text:h text:style-name="P60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4">&lt;Mode&gt;</text:p>
          </table:table-cell>
          <table:table-cell table:style-name="Таблица5.A1" office:value-type="string">
            <text:p text:style-name="P13">Skip</text:p>
          </table:table-cell>
          <table:table-cell table:style-name="Таблица5.A1" office:value-type="string">
            <text:p text:style-name="P12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3">Delete</text:p>
          </table:table-cell>
          <table:table-cell table:style-name="Таблица5.A1" office:value-type="string">
            <text:p text:style-name="P12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3">Move "Dir"</text:p>
          </table:table-cell>
          <table:table-cell table:style-name="Таблица5.A1" office:value-type="string">
            <text:p text:style-name="P12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ext:soft-page-break/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3">Exit</text:p>
          </table:table-cell>
          <table:table-cell table:style-name="Таблица5.A1" office:value-type="string">
            <text:p text:style-name="P12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8">Skip</text:span>.</text:p>
      <text:list xml:id="list225451756055917" text:continue-numbering="true" text:style-name="Outline">
        <text:list-item>
          <text:list>
            <text:list-item>
              <text:h text:style-name="P60" text:outline-level="2"><text:bookmark-start text:name="BodyMask"/><text:bookmark-start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29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6">StringInBody</text:p>
          </table:table-cell>
          <table:table-cell table:style-name="Таблица9.A1" office:value-type="string">
            <text:p text:style-name="P23">—</text:p>
          </table:table-cell>
          <table:table-cell table:style-name="Таблица9.A1" office:value-type="string">
            <text:p text:style-name="Standard"><text:span text:style-name="T20">Строка, которая будет искаться в теле письма. Подробнее о формате этой строки можно прочитать в главе 5, в пункте, описывающем маски</text:span><text:span text:style-name="T12"> </text:span><text:span text:style-name="T23">FromName</text:span><text:span text:style-name="T12"> </text:span><text:span text:style-name="T20">и</text:span><text:span text:style-name="T12"> </text:span><text:span text:style-name="T23">ToName</text:span><text:span text:style-name="T12"> (</text:span><text:span text:style-name="T20">см.</text:span><text:span text:style-name="T12"> </text:span><text:span text:style-name="Internet_20_link"><text:span text:style-name="T22"><text:bookmark-ref text:reference-format="text" text:ref-name="FromName">FromName</text:bookmark-ref></text:span></text:span><text:span text:style-name="T12">). </text:span><text:span text:style-name="T20">Будьте внимательны, маска </text:span><text:span text:style-name="T12">"</text:span><text:span text:style-name="T22">Hi</text:span><text:span text:style-name="T12">" </text:span><text:span text:style-name="T20">(например) будет означать именно то, что Вы написали. А именно, письмо должно состоять из одной строки </text:span><text:span text:style-name="T12">"</text:span><text:span text:style-name="T22">Hi</text:span><text:span text:style-name="T12">"</text:span><text:span text:style-name="T20"> (причём даже без перевода строки), для того, чтобы совпасть с этой маской. Поэтому правильной маской в этом случае будет </text:span><text:span text:style-name="T12">"</text:span><text:span text:style-name="T22">*Hi*</text:span><text:span text:style-name="T12">".</text:span></text:p>
          </table:table-cell>
        </table:table-row>
        <table:table-row>
          <table:table-cell table:style-name="Таблица9.A1" office:value-type="string">
            <text:p text:style-name="P28">[!]Lines</text:p>
          </table:table-cell>
          <table:table-cell table:style-name="Таблица9.A1" office:value-type="string">
            <text:p text:style-name="P23">—</text:p>
          </table:table-cell>
          <table:table-cell table:style-name="Таблица9.A1" office:value-type="string">
            <text:p text:style-name="P35">Сравнивается количество строк в теле письма с заданным. Без знака '<text:span text:style-name="T8">!</text:span>' <text:span text:style-name="T36">письмо совпадает с этим параметром, если число строк в письме</text:span> <text:span text:style-name="T37">больше или равно</text:span> <text:span text:style-name="T36">заданного параметром</text:span>. Со знаком '<text:span text:style-name="T8">!</text:span>' <text:span text:style-name="T36">письмо совпадает с этим параметром, если число строк в письме</text:span> <text:span text:style-name="T38">меньше</text:span> <text:span text:style-name="T36">заданного параметром</text:span>.</text:p>
          </table:table-cell>
        </table:table-row>
        <table:table-row>
          <table:table-cell table:style-name="Таблица9.A1" office:value-type="string">
            <text:p text:style-name="P27">[!]Bytes</text:p>
          </table:table-cell>
          <table:table-cell table:style-name="Таблица9.A1" office:value-type="string">
            <text:p text:style-name="P23">—</text:p>
          </table:table-cell>
          <table:table-cell table:style-name="Таблица9.A1" office:value-type="string">
            <text:p text:style-name="P36">Сравнивается количество байт <text:s/>в теле письма с заданным. Без знака '<text:span text:style-name="T8">!</text:span>' <text:span text:style-name="T36">письмо совпадает с этим параметром, если число байтов в письме</text:span> <text:span text:style-name="T37">больше или равно</text:span> <text:span text:style-name="T36">заданного параметром</text:span>. Со знаком '<text:span text:style-name="T8">!</text:span>' <text:span text:style-name="T36">письмо совпадает с этим параметром, если число байтов в письме</text:span> <text:span text:style-name="T38">меньше</text:span> <text:span text:style-name="T36">заданного параметром</text:span>.</text:p>
          </table:table-cell>
        </table:table-row>
      </table:table>
      <text:p text:style-name="P50"><text:span text:style-name="T40">Тело письма совпадает с маской, если оно совпадает со всеми тремя параметрами.</text:span></text:p>
      <text:list xml:id="list225451824386368" text:continue-numbering="true" text:style-name="Outline">
        <text:list-item>
          <text:list>
            <text:list-item>
              <text:h text:style-name="P60" text:outline-level="2"><text:bookmark-start text:name="CheckPoints"/><text:bookmark-start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4">&lt;Mode&gt;</text:p>
          </table:table-cell>
          <table:table-cell table:style-name="Таблица6.A1" office:value-type="string">
            <text:p text:style-name="P13">Never</text:p>
          </table:table-cell>
          <table:table-cell table:style-name="Таблица6.A1" office:value-type="string">
            <text:p text:style-name="P12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3">Hard</text:p>
          </table:table-cell>
          <table:table-cell table:style-name="Таблица6.A1" office:value-type="string">
            <text:p text:style-name="P12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3">Soft</text:p>
          </table:table-cell>
          <table:table-cell table:style-name="Таблица6.A1" office:value-type="string">
            <text:p text:style-name="P12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51">Подробнее о действии данно<text:span text:style-name="T39">й директивы</text:span> читайте в главах <text:span text:style-name="Internet_20_link"><text:bookmark-ref text:reference-format="number" text:ref-name="__RefHeading__3042_61882448">11.1</text:bookmark-ref></text:span> <text:span text:style-name="T6">и </text:span><text:span text:style-name="Internet_20_link"><text:bookmark-ref text:reference-format="number" text:ref-name="__RefHeading__3044_61882448">11.2</text:bookmark-ref></text:span><text:span text:style-name="T6"> <text:s/></text:span><text:span text:style-name="T20">Если данн</text:span><text:span text:style-name="T21">ая</text:span><text:span text:style-name="T20"> </text:span><text:soft-page-break/><text:span text:style-name="T21">директива</text:span><text:span text:style-name="T20"> пропущен</text:span><text:span text:style-name="T21">а</text:span><text:span text:style-name="T20">, то считается</text:span><text:span text:style-name="T12"> </text:span><text:span text:style-name="T22">'Checkpoints: Never'</text:span><text:span text:style-name="T12">.</text:span></text:p>
      <text:list xml:id="list225452434092784" text:continue-numbering="true" text:style-name="Outline">
        <text:list-item>
          <text:list>
            <text:list-item>
              <text:h text:style-name="P61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42">данная директива присутствует в конфигурационном файле и в процессе исполнения другой директивы обнаружилось, что</text:span> указанная <text:span text:style-name="T42">в ней</text:span> база <text:span text:style-name="T42">писем</text:span> отсутствует, то <text:span text:style-name="T42">будет создана новая база</text:span>. По умолчанию создание новых баз запрещено.</text:p>
      <text:list xml:id="list225452392143097" text:continue-numbering="true" text:style-name="Outline">
        <text:list-item>
          <text:list>
            <text:list-item>
              <text:h text:style-name="P60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49">Определяет <text:span text:style-name="T41">FTN </text:span>домен для адреса (адресов). Используется в The Brake!-файл-боксах. По умолчанию: "<text:span text:style-name="T23">fidonet</text:span>".</text:p>
      <text:list xml:id="list225452253227429" text:continue-numbering="true" text:style-name="Outline">
        <text:list-item>
          <text:list>
            <text:list-item>
              <text:h text:style-name="P61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225453538030145" text:continue-numbering="true" text:style-name="Outline">
        <text:list-item>
          <text:list>
            <text:list-item>
              <text:h text:style-name="P61" text:outline-level="2"><text:bookmark-start text:name="FileBoxDir"/><text:bookmark-start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23">z.n.f.p</text:span>, <text:s/>где <text:span text:style-name="T22">z</text:span> <text:span text:style-name="T10">—</text:span> зона, <text:span text:style-name="T22">n</text:span> <text:span text:style-name="T10">—</text:span> сеть, <text:span text:style-name="T22">f</text:span> <text:span text:style-name="T10">—</text:span> узел, <text:span text:style-name="T22">p</text:span> <text:span text:style-name="T10">—</text:span> пойнт.</text:p>
      <text:p text:style-name="Text_20_body">Пример: <text:span text:style-name="T22">2.5030.1157.0</text:span><text:span text:style-name="T8"> </text:span><text:span text:style-name="T10">— </text:span>это файл-бокс узла 2:5030/1157.</text:p>
      <text:list xml:id="list225452139469364" text:continue-numbering="true" text:style-name="Outline">
        <text:list-item>
          <text:list>
            <text:list-item>
              <text:h text:style-name="P60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&lt;Type&gt;</text:p>
          </table:table-cell>
          <table:table-cell table:style-name="Таблица1.A1" office:value-type="string">
            <text:p text:style-name="P15">Long</text:p>
          </table:table-cell>
          <table:table-cell table:style-name="Таблица1.A1" office:value-type="string">
            <text:p text:style-name="P11">—</text:p>
          </table:table-cell>
          <table:table-cell table:style-name="Таблица1.A1" office:value-type="string">
            <text:p text:style-name="P10"><text:span text:style-name="T23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Tmlong</text:p>
          </table:table-cell>
          <table:table-cell table:style-name="Таблица1.A1" office:value-type="string">
            <text:p text:style-name="P11">—</text:p>
          </table:table-cell>
          <table:table-cell table:style-name="Таблица1.A1" office:value-type="string">
            <text:p text:style-name="P10"><text:span text:style-name="T23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Tmshort</text:p>
          </table:table-cell>
          <table:table-cell table:style-name="Таблица1.A1" office:value-type="string">
            <text:p text:style-name="P11">—</text:p>
          </table:table-cell>
          <table:table-cell table:style-name="Таблица1.A1" office:value-type="string">
            <text:p text:style-name="P10"><text:span text:style-name="T23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5">Brake</text:p>
          </table:table-cell>
          <table:table-cell table:style-name="Таблица1.A1" office:value-type="string">
            <text:p text:style-name="P11">—</text:p>
          </table:table-cell>
          <table:table-cell table:style-name="Таблица1.A1" office:value-type="string">
            <text:p text:style-name="P10"><text:span text:style-name="T23">domain.z.n.f.p.flavour</text:span> (The Brake!, <text:span text:style-name="T1">flavour</text:span> = <text:span text:style-name="T22">hold, normal, direct, crash, immediate</text:span>).</text:p>
          </table:table-cell>
        </table:table-row>
      </table:table>
      <text:p text:style-name="Text_20_body">Здесь <text:span text:style-name="T22">z</text:span> <text:span text:style-name="T10">—</text:span> зона, <text:span text:style-name="T22">n</text:span> <text:span text:style-name="T10">—</text:span> сеть, <text:span text:style-name="T22">f</text:span> <text:span text:style-name="T10">—</text:span> узел, <text:span text:style-name="T22">p</text:span> <text:span text:style-name="T10">—</text:span> пойнт.</text:p>
      <text:list xml:id="list225452596076637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14">FileInbound</text:span><text:span text:style-name="T13">: "h:\</text:span><text:span text:style-name="T14">inb\prot</text:span><text:span text:style-name="T13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2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225452618900616" text:continue-numbering="true" text:style-name="Outline">
        <text:list-item>
          <text:list>
            <text:list-item>
              <text:h text:style-name="P61" text:outline-level="2"><text:bookmark-start text:name="__RefHeading__10155_813993393"/><text:soft-page-break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2">INTL</text:span>, то этот кладж добавляется при всех перемещениях и изменениях этого письма, см. также '<text:span text:style-name="Internet_20_link"><text:span text:style-name="T22"><text:bookmark-ref text:reference-format="text" text:ref-name="__RefHeading__10233_813993393">UseOwnZone</text:bookmark-ref></text:span></text:span>'.</text:p>
      <text:list xml:id="list225451981445780" text:continue-numbering="true" text:style-name="Outline">
        <text:list-item>
          <text:list>
            <text:list-item>
              <text:h text:style-name="P61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225453691518919" text:continue-numbering="true" text:style-name="Outline">
        <text:list-item>
          <text:list>
            <text:list-item>
              <text:h text:style-name="P61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2">.</text:span><text:span text:style-name="T23">bsy</text:span> флаги. При указании данного слова RNtrack не проверяет и не создаёт данные флаги. <text:span text:style-name="T4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25452594826620" text:continue-numbering="true" text:style-name="Outline">
        <text:list-item>
          <text:list>
            <text:list-item>
              <text:h text:style-name="P61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225453270261596" text:continue-numbering="true" text:style-name="Outline">
        <text:list-item>
          <text:list>
            <text:list-item>
              <text:h text:style-name="P61" text:outline-level="2"><text:bookmark-start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23">RNtrack.ndl</text:span>, и создаваться он будет в текущем каталоге.</text:p>
      <text:list xml:id="list225451613110036" text:continue-numbering="true" text:style-name="Outline">
        <text:list-item>
          <text:list>
            <text:list-item>
              <text:h text:style-name="P61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2"><text:reference-ref text:reference-format="text" text:ref-name="Action: Route">Action: Route</text:reference-ref></text:span></text:span> (или <text:span text:style-name="Internet_20_link"><text:span text:style-name="T22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0">Flag</text:p>
          </table:table-cell>
          <table:table-cell table:style-name="Таблица2.A1" office:value-type="string">
            <text:p text:style-name="P19">—</text:p>
          </table:table-cell>
          <table:table-cell table:style-name="Таблица2.A1" office:value-type="string">
            <text:p text:style-name="Text_20_body">Если на письме стоит флаг <text:span text:style-name="T23">KillSent</text:span> (<text:span text:style-name="T22">k</text:span>), то письмо будет удалено, иначе <text:span text:style-name="T10">—</text:span> нет.</text:p>
          </table:table-cell>
        </table:table-row>
      </table:table>
      <text:p text:style-name="Text_20_body">По умолчанию считается, что '<text:span text:style-name="T23">KillRoutedMessage</text:span><text:span text:style-name="T22">: Always</text:span>'. Удаление письма выполняется в базе писем, указанной в той команде '<text:span text:style-name="Internet_20_link"><text:span text:style-name="T22"><text:bookmark-ref text:reference-format="text" text:ref-name="ScanDir">ScanDir:</text:bookmark-ref></text:span></text:span>', к которой относится '<text:span text:style-name="Internet_20_link"><text:span text:style-name="T22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.</text:p>
      <text:list xml:id="list225452034645473" text:continue-numbering="true" text:style-name="Outline">
        <text:list-item>
          <text:list>
            <text:list-item>
              <text:h text:style-name="P61" text:outline-level="2"><text:bookmark-start text:name="KludgeMask"/><text:bookmark-start text:name="__RefHeading__10169_813993393"/><text:soft-page-break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8">Kludges</text:span>, и тех, что считаются <text:span text:style-name="T9">Vias</text:span>). Порядок параметров такой: </text:p>
      <text:p text:style-name="P29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23">FromName</text:span> и <text:span text:style-name="T23">ToName</text:span> (см. <text:span text:style-name="Internet_20_link"><text:span text:style-name="T22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23">KludgeName</text:span> и <text:span text:style-name="T23">KludgeBody</text:span> в письме. Без знака <text:span text:style-name="T8">'!'</text:span> сравнение идёт на "больше или равно". Со знаком <text:span text:style-name="T8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25453011461877" text:continue-numbering="true" text:style-name="Outline">
        <text:list-item>
          <text:list>
            <text:list-item>
              <text:h text:style-name="P61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225451890870606" text:continue-numbering="true" text:style-name="Outline">
        <text:list-item>
          <text:list>
            <text:list-item>
              <text:h text:style-name="P61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2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<text:soft-page-break/>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3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225452819616319" text:continue-numbering="true" text:style-name="Outline">
        <text:list-item>
          <text:list>
            <text:list-item>
              <text:h text:style-name="P61" text:outline-level="2"><text:bookmark-start text:name="LoopStr"/><text:bookmark-start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Text_20_body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2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2">2:5030/9999</text:span>" как маску, ибо эта подстрока входит в адрес 2:5030/99999 (например). Да и мои собственные пойнты ... В общем, я использую "<text:span text:style-name="T22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3">"</text:span><text:span text:style-name="T22">2:5030/9999,</text:span><text:span text:style-name="T13">"</text:span> ибо <text:span text:style-name="T1">Unimail</text:span> ставит в Via строку вида: <text:line-break/><text:tab/><text:span text:style-name="T15">UniMail</text:span><text:span text:style-name="T16">/W32 0.43b 2:5030/9999, 02 Jun 1998 15:39:32 UTC +0400</text:span><text:span text:style-name="T19">.</text:span></text:p>
      <text:list xml:id="list225452456395196" text:continue-numbering="true" text:style-name="Outline">
        <text:list-item>
          <text:list>
            <text:list-item>
              <text:h text:style-name="P60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2"><text:bookmark-ref text:reference-format="text" text:ref-name="ScanDir">ScanDir:</text:bookmark-ref></text:span></text:span>'. Порядок параметров такой:</text:p>
      <text:p text:style-name="P29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Internet_20_link"><text:bookmark-ref text:reference-format="number" text:ref-name="__RefHeading__10237_813993393">5</text:bookmark-ref></text:span></text:p>
      <text:list xml:id="list225452950242111" text:continue-numbering="true" text:style-name="Outline">
        <text:list-item>
          <text:list>
            <text:list-item>
              <text:h text:style-name="P61" text:outline-level="2"><text:bookmark-start text:name="MaxAge"/><text:bookmark-start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2">g</text:span>' в '<text:span text:style-name="Internet_20_link"><text:span text:style-name="T22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2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2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13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<text:soft-page-break/>письмо написано через 10 лет), то считается что письмо написано только что.</text:p>
      <text:list xml:id="list225452269942901" text:continue-numbering="true" text:style-name="Outline">
        <text:list-item>
          <text:list>
            <text:list-item>
              <text:h text:style-name="P61" text:outline-level="2"><text:bookmark-start text:name="MaxAttachSize"/><text:bookmark-start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2">A</text:span>' в '<text:span text:style-name="Internet_20_link"><text:span text:style-name="T22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2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2"><text:bookmark-ref text:reference-format="text" text:ref-name="Flags">Flags</text:bookmark-ref></text:span></text:span>).</text:p>
      <text:list xml:id="list225451833165019" text:continue-numbering="true" text:style-name="Outline">
        <text:list-item>
          <text:list>
            <text:list-item>
              <text:h text:style-name="P61" text:outline-level="2"><text:bookmark-start text:name="MaxNodelistAge"/><text:bookmark-start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225452423495690" text:continue-numbering="true" text:style-name="Outline">
        <text:list-item>
          <text:list>
            <text:list-item>
              <text:h text:style-name="P61" text:outline-level="2"><text:bookmark-start text:name="MaxMsgSize"/><text:bookmark-start text:name="__RefHeading__10185_813993393"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225452045489279" text:continue-numbering="true" text:style-name="Outline">
        <text:list-item>
          <text:list>
            <text:list-item>
              <text:h text:style-name="P61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225452644135588" text:continue-numbering="true" text:style-name="Outline">
        <text:list-item>
          <text:list>
            <text:list-item>
              <text:h text:style-name="P61" text:outline-level="2"><text:bookmark-start text:name="Nodelist"/><text:bookmark-start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13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23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225453434693802" text:continue-numbering="true" text:style-name="Outline">
        <text:list-item>
          <text:list>
            <text:list-item>
              <text:h text:style-name="P61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29">NodelistPath: "o:\nodelist"</text:p>
      <text:p text:style-name="Text_20_body"><text:span text:style-name="T23">Nodelist: "nodelist.*" </text:span><text:span text:style-name="T1">эквивалентно</text:span><text:span text:style-name="T22"> </text:span><text:span text:style-name="T23">"o:\nodelist\nodelist.*"</text:span></text:p>
      <text:p text:style-name="Text_20_body"><text:span text:style-name="T23">Nodelist: "z7\z7-list.*"</text:span><text:span text:style-name="T22"> </text:span><text:span text:style-name="T1">эквивалентно</text:span><text:span text:style-name="T22"> </text:span><text:span text:style-name="T23">"o:\nodelist\z7\z7-list.*"</text:span></text:p>
      <text:p text:style-name="Text_20_body"><text:soft-page-break/><text:span text:style-name="T23">Nodelist: "c:\addlist.*"</text:span><text:span text:style-name="T22"> </text:span><text:span text:style-name="T1">эквивалентно</text:span><text:span text:style-name="T22"> </text:span><text:span text:style-name="T23">"c:\addlist.*"</text:span></text:p>
      <text:list xml:id="list225452051008248" text:continue-numbering="true" text:style-name="Outline">
        <text:list-item>
          <text:list>
            <text:list-item>
              <text:h text:style-name="P61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2"><text:bookmark-ref text:reference-format="text" text:ref-name="ActionIgnore">Action: Ignore</text:bookmark-ref></text:span></text:span>'. По умолчанию вывод на экран и в журнал включён.</text:p>
      <text:list xml:id="list225451785189822" text:continue-numbering="true" text:style-name="Outline">
        <text:list-item>
          <text:list>
            <text:list-item>
              <text:h text:style-name="P60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2"><text:bookmark-ref text:reference-format="text" text:ref-name="Origin">@Origin</text:bookmark-ref></text:span></text:span>.</text:p>
      <text:list xml:id="list225451928597119" text:continue-numbering="true" text:style-name="Outline">
        <text:list-item>
          <text:list>
            <text:list-item>
              <text:h text:style-name="P61" text:outline-level="2"><text:bookmark-start text:name="Outbound"/><text:bookmark-start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, а маршрутизируете нетмейл другой программой.</text:p>
      <text:list xml:id="list225452334162989" text:continue-numbering="true" text:style-name="Outline">
        <text:list-item>
          <text:list>
            <text:list-item>
              <text:h text:style-name="P61" text:outline-level="2"><text:bookmark-start text:name="Password"/><text:bookmark-start text:name="__RefHeading__10199_813993393"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225451624014190" text:continue-numbering="true" text:style-name="Outline">
        <text:list-item>
          <text:list>
            <text:list-item>
              <text:h text:style-name="P62" text:outline-level="2"><text:bookmark-start text:name="ScanDir"/><text:bookmark-start text:name="__RefHeading__10201_813993393"/><text:span text:style-name="T13">ScanDir:</text:span><text:bookmark-end text:name="ScanDir"/><text:span text:style-name="T13"> ...</text:span><text:bookmark-end text:name="__RefHeading__10201_813993393"/></text:h>
            </text:list-item>
          </text:list>
        </text:list-item>
      </text:list>
      <text:p text:style-name="Text_20_body">Команда '<text:span text:style-name="T23">ScanDir:</text:span>' может быть двух видов:</text:p>
      <text:p text:style-name="P29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29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2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2">Action:</text:span>' (см. главу <text:span text:style-name="Internet_20_link"><text:bookmark-ref text:reference-format="number" text:ref-name="__RefHeading__10241_813993393">6</text:bookmark-ref></text:span>). Все команды, указанные ниже данной команды '<text:span text:style-name="T23">ScanDir:</text:span>', относятся к ней, пока не встретится новая команда '<text:span text:style-name="T23">ScanDir:</text:span>' или не закончится текст конфигурационного файла.</text:p>
      <text:p text:style-name="Text_20_body">Если указано дополнительное слово <text:span text:style-name="T22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2">*.MSG</text:span> формата.</text:p>
      <text:p text:style-name="Text_20_body"><text:soft-page-break/>Если указано <text:span text:style-name="T22">Unpack</text:span> <text:span text:style-name="T10">—</text:span> распаковать аутбаунд в указанную базу <text:span text:style-name="T4">перед</text:span> тем, как будут выполнены любые действия с базой.</text:p>
      <text:p text:style-name="Text_20_body">Если указано <text:span text:style-name="T22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2">!</text:span>', то сканирование будет произведено только при <text:span text:style-name="T4">отсутствии</text:span> данного файла. Если перед именем файла идёт знак '<text:span text:style-name="T22">#</text:span>', то этот файл будет удалён после сканирования базы.</text:p>
      <text:p text:style-name="Text_20_body">Формат <text:bookmark-start text:name="Time"/><text:span text:style-name="T22">Time</text:span><text:bookmark-end text:name="Time"/> следующий:</text:p>
      <text:p text:style-name="P29">Daily [StartTime[-EndTime]|[P.PeriodTime] [...]</text:p>
      <text:p text:style-name="P29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2"><text:bookmark-ref text:reference-format="text" text:ref-name="TimeStampFile">TimeStampFile</text:bookmark-ref></text:span></text:span>'.</text:p>
      <text:p text:style-name="Text_20_body">Как это работает:</text:p>
      <text:p text:style-name="P29">Daily</text:p>
      <text:p text:style-name="Text_20_body">Если параметры опущены, то сканируем данную базу <text:span text:style-name="T4">один</text:span> раз каждый день (после 00:00).</text:p>
      <text:p text:style-name="P29">Daily 17:00</text:p>
      <text:p text:style-name="Text_20_body">Сканируем базу <text:span text:style-name="T4">один</text:span> раз в день, после 17:00.</text:p>
      <text:p text:style-name="P29">Daily 17:00-18:00</text:p>
      <text:p text:style-name="Text_20_body">Сканируем базу при <text:span text:style-name="T4">каждом</text:span> запуске в данном промежутке времени.</text:p>
      <text:p text:style-name="P29">Daily 08:00 12:00 14:00 20:00-22:00</text:p>
      <text:p text:style-name="Text_20_body">Сканируем базу <text:span text:style-name="T4">один</text:span> раз после 8 утра, <text:span text:style-name="T4">один</text:span> раз после 12 дня, <text:span text:style-name="T4">один</text:span> раз после 14 дня и <text:span text:style-name="T4">каждый</text:span> запуск в промежутке с 20:00 по 22:00.</text:p>
      <text:p text:style-name="P29">Daily P.00:15</text:p>
      <text:p text:style-name="Text_20_body">Сканируем базу <text:span text:style-name="T4">один</text:span> раз через каждые 15 минут. Эта запись <text:span text:style-name="T10">—</text:span> сокращённый вариант записи <text:span text:style-name="T22">Daily 00:00 00:15 00:30 00:45 01:00...</text:span> Первое событие при использовании данной формы записи всегда начинается в 00:00. Последнее событие <text:span text:style-name="T10">—</text:span> всегда в пределах 00:00-23:59. Например, при указании <text:span text:style-name="T22">P.00:54</text:span> первое событие будет в 00:00, второе <text:span text:style-name="T10">—</text:span> в 00:54, последнее <text:span text:style-name="T10">—</text:span> в 23:24.</text:p>
      <text:p text:style-name="P29">Weekly</text:p>
      <text:p text:style-name="Text_20_body">Если параметры опущены, то сканируем данную базу <text:span text:style-name="T4">один</text:span> раз каждую неделю (после 00:00 воскресенья).</text:p>
      <text:p text:style-name="P29">Weekly 1</text:p>
      <text:p text:style-name="Text_20_body">Сканируем базу <text:span text:style-name="T4">один</text:span> раз в понедельник.</text:p>
      <text:p text:style-name="P29">Weekly 2-3</text:p>
      <text:p text:style-name="Text_20_body"><text:soft-page-break/>Сканируем базу при <text:span text:style-name="T4">каждом</text:span> запуске со вторника по среду включительно.</text:p>
      <text:p text:style-name="Text_20_body"><text:span text:style-name="T22">Weekly 1 3 5</text:span> </text:p>
      <text:p text:style-name="Text_20_body">Сканируем базу <text:span text:style-name="T4">один</text:span> раз в понедельник, <text:span text:style-name="T4">один</text:span> раз в среду и <text:span text:style-name="T4">один</text:span> раз в пятницу.</text:p>
      <text:p text:style-name="Text_20_body">Обратите внимание на то, когда база сканируется <text:span text:style-name="T4">один</text:span> раз (если указано только начало события) и когда при <text:span text:style-name="T4">каждом</text:span> запуске (если указан диапазон).</text:p>
      <text:p text:style-name="Text_20_body">Если в качестве базы указано <text:bookmark-start text:name="BeforeRoute"/><text:span text:style-name="T23">@BeforeRoute</text:span><text:bookmark-end text:name="BeforeRoute"/> или <text:bookmark-start text:name="AfterRoute"/><text:span text:style-name="T23">@AfterRoute</text:span><text:bookmark-end text:name="AfterRoute"/>, то данный '<text:span text:style-name="T23">ScanDir:</text:span>' будет срабатывать до или после выполнения команд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 в <text:s/>последующих '<text:span text:style-name="T23">ScanDir:</text:span>'. Использование модификаторов <text:span text:style-name="T22">Renumber</text:span>, <text:span text:style-name="T22">Unpack</text:span> и <text:span text:style-name="T22">Time</text:span> для '<text:span text:style-name="T23">ScanDir:</text:span>' данного типа невозможно. Также запрещено использование '<text:span text:style-name="Internet_20_link"><text:span text:style-name="T22"><text:reference-ref text:reference-format="text" text:ref-name="Action: Route">Action: Route</text:reference-ref></text:span></text:span>'.</text:p>
      <text:list xml:id="list225452139083588" text:continue-numbering="true" text:style-name="Outline">
        <text:list-item>
          <text:list>
            <text:list-item>
              <text:h text:style-name="P60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2">File</text:span>" существует, значит активна другая копия <text:span text:style-name="T1">RNtrack-а</text:span>. Параметр <text:span text:style-name="T22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29">Semaphore: 60 "c:\temp\RNtrack.bsy"</text:p>
      <text:list xml:id="list225451970078472" text:continue-numbering="true" text:style-name="Outline">
        <text:list-item>
          <text:list>
            <text:list-item>
              <text:h text:style-name="P61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2">Route</text:span>". Если использовать данное слово, то Via будет добавляться и при выполнении команд "<text:span text:style-name="Internet_20_link"><text:span text:style-name="T22"><text:bookmark-ref text:reference-format="text" text:ref-name="Copy">Copy</text:bookmark-ref></text:span></text:span>" (будет добавлено к копии), "<text:span text:style-name="Internet_20_link"><text:span text:style-name="T22"><text:bookmark-ref text:reference-format="text" text:ref-name="Move">Move</text:bookmark-ref></text:span></text:span>", "<text:span text:style-name="Internet_20_link"><text:span text:style-name="T22"><text:bookmark-ref text:reference-format="text" text:ref-name="AddNote">AddNote</text:bookmark-ref></text:span></text:span>", "<text:span text:style-name="Internet_20_link"><text:span text:style-name="T22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2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25453742199882" text:continue-numbering="true" text:style-name="Outline">
        <text:list-item>
          <text:list>
            <text:list-item>
              <text:h text:style-name="P61" text:outline-level="2"><text:bookmark-start text:name="ScriptFile"/><text:bookmark-start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2"><text:bookmark-ref text:reference-format="text" text:ref-name="ActionScript">Action: Script</text:bookmark-ref></text:span></text:span>.</text:p>
      <text:list xml:id="list225451659870154" text:continue-numbering="true" text:style-name="Outline">
        <text:list-item>
          <text:list>
            <text:list-item>
              <text:h text:style-name="P61" text:outline-level="2"><text:bookmark-start text:name="ScriptMask"/><text:bookmark-start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23">smask</text:span>" <text:span text:style-name="T10">—</text:span> имя функции в скрипте, которая будет вызвана при сравнении письма с данной маской. В зависимости от возвращаемого значения этой функции <text:soft-page-break/>будет считаться, что письмо совпало или не совпало с маской.</text:p>
      <text:list xml:id="list225453346027363" text:continue-numbering="true" text:style-name="Outline">
        <text:list-item>
          <text:list>
            <text:list-item>
              <text:h text:style-name="P61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25453184959880" text:continue-numbering="true" text:style-name="Outline">
        <text:list-item>
          <text:list>
            <text:list-item>
              <text:h text:style-name="P61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list xml:id="list225453124793360" text:continue-numbering="true" text:style-name="Outline">
        <text:list-item>
          <text:list>
            <text:list-item>
              <text:h text:style-name="P61" text:outline-level="2"><text:bookmark-start text:name="__RefHeading__10215_813993393"/>SysopName: "Vladimir Lenin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23">@Sysop</text:span>. Кавычки обязательны. И вообще, везде, где кавычки стоят, они обязательны.</text:p>
      <text:list xml:id="list225452499945353" text:continue-numbering="true" text:style-name="Outline">
        <text:list-item>
          <text:list>
            <text:list-item>
              <text:h text:style-name="P61" text:outline-level="2"><text:bookmark-start text:name="__RefHeading__10217_813993393"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23">@Tearline</text:span>. Если не указан, будет использоваться <text:span text:style-name="T14">"</text:span><text:span text:style-name="T23">--- Rntrack/XXX X.XX[.bX]</text:span><text:span text:style-name="T14">"</text:span>.</text:p>
      <text:list xml:id="list225452441703482" text:continue-numbering="true" text:style-name="Outline">
        <text:list-item>
          <text:list>
            <text:list-item>
              <text:h text:style-name="P61" text:outline-level="2"><text:bookmark-start text:name="TempMail"/><text:bookmark-start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2">Unpack</text:span> (ключ <text:span text:style-name="T22">-u</text:span> в командной строке). Этот ключ может быть пропущен, если Вы не пользуетесь перепаковкой аутбаунда.</text:p>
      <text:list xml:id="list225452502341604" text:continue-numbering="true" text:style-name="Outline">
        <text:list-item>
          <text:list>
            <text:list-item>
              <text:h text:style-name="P61" text:outline-level="2"><text:bookmark-start text:name="TimeStampFile"/><text:bookmark-start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225451718745474" text:continue-numbering="true" text:style-name="Outline">
        <text:list-item>
          <text:list>
            <text:list-item>
              <text:h text:style-name="P61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225452509454897" text:continue-numbering="true" text:style-name="Outline">
        <text:list-item>
          <text:list>
            <text:list-item>
              <text:h text:style-name="P61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<text:soft-page-break/>примерах с именем <text:span text:style-name="T1">traflog.tpl</text:span>).</text:p>
      <text:list xml:id="list225452088202861" text:continue-numbering="true" text:style-name="Outline">
        <text:list-item>
          <text:list>
            <text:list-item>
              <text:h text:style-name="P61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225452100977607" text:continue-numbering="true" text:style-name="Outline">
        <text:list-item>
          <text:list>
            <text:list-item>
              <text:h text:style-name="P61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225452137772015" text:continue-numbering="true" text:style-name="Outline">
        <text:list-item>
          <text:list>
            <text:list-item>
              <text:h text:style-name="P61" text:outline-level="2"><text:bookmark-start text:name="__RefHeading__10231_813993393"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2">*.?lo</text:span> для приаттаченных файлов. Вы должны определить <text:span text:style-name="Internet_20_link"><text:span text:style-name="T22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225453731213033" text:continue-numbering="true" text:style-name="Outline">
        <text:list-item>
          <text:list>
            <text:list-item>
              <text:h text:style-name="P61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13">Via</text:span>. Отличия форматов в следующем.</text:p>
      <text:p text:style-name="Text_20_body">Без '<text:span text:style-name="T23">UseNewVia</text:span>' : </text:p>
      <text:p text:style-name="Text_20_body"><text:tab/><text:span text:style-name="T22">"Via 2:5030/9999 RNtrack 2.06/W32 08 Oct 1999 03:03:59 UTC+0400"</text:span></text:p>
      <text:p text:style-name="Text_20_body">С использованием '<text:span text:style-name="T23">UseNewVia</text:span>' :</text:p>
      <text:p text:style-name="Text_20_body"><text:tab/>"<text:span text:style-name="T22">Via 2:5030/9999 @19991007.230359.UTC RNtrack 2.06/W32</text:span>"</text:p>
      <text:p text:style-name="Text_20_body">Я настойчиво рекомендую использовать '<text:span text:style-name="T23">UseNewVia</text:span><text:span text:style-name="T1">', потому что этот вариант соответствует стандарту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23"><text:bookmark-ref text:reference-format="text" text:ref-name="LoopStr">LoopStr:</text:bookmark-ref></text:span><text:span text:style-name="T1">', если, конечно, Вы ей пользуетесь.</text:span></text:p>
      <text:list xml:id="list225453154379877" text:continue-numbering="true" text:style-name="Outline">
        <text:list-item>
          <text:list>
            <text:list-item>
              <text:h text:style-name="P61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225453558008390" text:continue-numbering="true" text:style-name="Outline">
        <text:list-item>
          <text:list>
            <text:list-item>
              <text:h text:style-name="P60" text:outline-level="2"><text:bookmark-start text:name="__RefHeading__10235_813993393"/><text:soft-page-break/>UTC: +3<text:bookmark-end text:name="__RefHeading__10235_813993393"/></text:h>
            </text:list-item>
          </text:list>
        </text:list-item>
      </text:list>
      <text:p text:style-name="Text_20_body">Конфигурационное слово UTC задаёт разницу (в часах) между UTC и местным временем в компьютере. Для московского времени эта величина <text:span text:style-name="T27">равна</text:span> +3. Используется в кладжах при выполнении команды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0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225452576507985" text:continue-numbering="true" text:style-name="Outline">
        <text:list-item>
          <text:h text:style-name="Heading_20_1" text:outline-level="1"><text:bookmark-start text:name="__RefHeading__10237_813993393"/>Параметры слова <text:span text:style-name="T13">Mask:</text:span><text:bookmark-end text:name="__RefHeading__10237_813993393"/></text:h>
        </text:list-item>
      </text:list>
      <text:p text:style-name="Text_20_body">Ключевое слово '<text:span text:style-name="T22">Mask:</text:span>' указывает маску, с которой будет сравниваться письмо. Сейчас мы разберём это слово по косточкам.</text:p>
      <text:p text:style-name="Text_20_body">Итак, синтаксис этого слова таков:</text:p>
      <text:p text:style-name="P29"><text:bookmark-start text:name="Mask"/>Mask:<text:bookmark-end text:name="Mask"/> FromName FromAddr ToName ToAddr Subject Flags</text:p>
      <text:list xml:id="list225453699575272" text:continue-numbering="true" text:style-name="Outline">
        <text:list-item>
          <text:list>
            <text:list-item>
              <text:h text:style-name="Heading_20_2" text:outline-level="2"><text:bookmark-start text:name="FromName"/><text:bookmark-start text:name="__RefHeading__14278_1391431384"/><text:span text:style-name="T14">FromName</text:span><text:bookmark-end text:name="FromName"/>, <text:span text:style-name="T14">ToName</text:span><text:bookmark-end text:name="__RefHeading__14278_1391431384"/></text:h>
            </text:list-item>
          </text:list>
        </text:list-item>
      </text:list>
      <text:p text:style-name="Text_20_body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0">'<text:span text:style-name="T13">*</text:span>' <text:span text:style-name="T10">—</text:span> любое число любых символов;<text:line-break/>'<text:span text:style-name="T13">?</text:span>' <text:span text:style-name="T10">—</text:span> любой символ;<text:line-break/>'<text:span text:style-name="T13">#</text:span>' <text:span text:style-name="T10">—</text:span> любая цифра;<text:line-break/>'<text:span text:style-name="T13">$</text:span>' <text:span text:style-name="T10">—</text:span> любой печатный символ (т.е. все символы "больше" пробела);<text:line-break/>'<text:span text:style-name="T13">[</text:span>' и '<text:span text:style-name="T13">]</text:span>' <text:span text:style-name="T10">—</text:span> только указанные символы;<text:line-break/>'<text:span text:style-name="T13">[!</text:span>' и '<text:span text:style-name="T13">]</text:span>' <text:span text:style-name="T10">—</text:span> только <text:span text:style-name="T4">не</text:span> указанные символы.</text:p>
      <text:p text:style-name="Text_20_body">Если первым символом стоит '<text:span text:style-name="T13">!</text:span>', то проверяется на несовпадение.</text:p>
      <text:p text:style-name="Text_20_body">Например:</text:p>
      <text:p text:style-name="Text_20_body">"<text:span text:style-name="T22">*Fix*</text:span>" <text:span text:style-name="T10">—</text:span> проверить на нахождение данной подстроки. Например, "<text:span text:style-name="T23">AreaFix</text:span>", "<text:span text:style-name="T23">FixIt</text:span>" и "<text:span text:style-name="T23">Somefixation</text:span>" подпадут под эту маску.</text:p>
      <text:p text:style-name="Text_20_body">"<text:span text:style-name="T22">*@*.[rs]u</text:span>" <text:span text:style-name="T10">—</text:span> "<text:span text:style-name="T23">eddie@ironmaiden.com</text:span>" и "<text:span text:style-name="T23">some@where.su</text:span>" подпадут под эту маску, а "<text:span text:style-name="T23">some@where.net</text:span>" — нет.</text:p>
      <text:p text:style-name="Text_20_body">"<text:span text:style-name="T22">!*.*</text:span>" — соответственно, "<text:span text:style-name="T23">aaa.bbb</text:span>" и "<text:span text:style-name="T23">c.c.c.c</text:span>" <text:span text:style-name="T4">не</text:span> подпадут под эту маску, а "<text:span text:style-name="T23">SomeText</text:span>" — подпадёт.</text:p>
      <text:p text:style-name="Text_20_body">Для того, чтобы использовать символы '<text:span text:style-name="T22">*</text:span>', '<text:span text:style-name="T22">?</text:span>', '<text:span text:style-name="T22">[</text:span>', '<text:span text:style-name="T22">]</text:span>', '<text:span text:style-name="T22">!</text:span>' в качестве просто символов, а не части маски, их надо предварить символом '<text:span text:style-name="T22">\</text:span>'.</text:p>
      <text:p text:style-name="Text_20_body"><text:soft-page-break/>Например:</text:p>
      <text:p text:style-name="Text_20_body">"<text:span text:style-name="T22">\*.\*</text:span>" <text:span text:style-name="T10">—</text:span> под эту маску подпадёт только строка "<text:span text:style-name="T13">*.*</text:span>"</text:p>
      <text:list xml:id="list225453124311072" text:continue-numbering="true" text:style-name="Outline">
        <text:list-item>
          <text:list>
            <text:list-item>
              <text:h text:style-name="Heading_20_2" text:outline-level="2"><text:bookmark-start text:name="__RefHeading__14280_1391431384"/><text:span text:style-name="T14">FromAddr</text:span>, <text:span text:style-name="T14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как маску (например, <text:span text:style-name="T22">2:*/*</text:span> или просто <text:span text:style-name="T22">*</text:span>), так и символы:</text:p>
      <text:p text:style-name="P30">'<text:span text:style-name="T22">#</text:span>' <text:span text:style-name="T10">—</text:span> проверить на наличие в нодлисте;</text:p>
      <text:p text:style-name="P30">'<text:span text:style-name="T22">H</text:span>' <text:span text:style-name="T10">—</text:span> Узел есть в нодлисте и у него стоит флаг 'Hold';</text:p>
      <text:p text:style-name="P30">'<text:span text:style-name="T22">U</text:span>' <text:span text:style-name="T10">—</text:span> Узел есть в нодлисте и у него стоит флаг 'Hub';</text:p>
      <text:p text:style-name="P30">'<text:span text:style-name="T22">D</text:span>' <text:span text:style-name="T10">—</text:span> Узел есть в нодлисте и у него стоит флаг 'Down';</text:p>
      <text:p text:style-name="P30">'<text:span text:style-name="T22">P</text:span>' <text:span text:style-name="T10">—</text:span> Узел есть в нодлисте и у него стоит флаг 'Pvt';</text:p>
      <text:p text:style-name="P30">'<text:reference-mark-start text:name="@ - наш адрес"/><text:span text:style-name="T22">@</text:span><text:reference-mark-end text:name="@ - наш адрес"/>' <text:span text:style-name="T10">—</text:span> наш(и) адрес(а).</text:p>
      <text:p text:style-name="Text_20_body">После точки ещё может стоять символ '<text:span text:style-name="T22">&amp;</text:span>'. Например, "<text:span text:style-name="T22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2">#</text:span>" и "<text:span text:style-name="T22">&amp;</text:span>" читайте в главах <text:span text:style-name="Internet_20_link"><text:bookmark-ref text:reference-format="number-no-superior" text:ref-name="__RefHeading__3042_61882448">11.1</text:bookmark-ref></text:span> и <text:span text:style-name="Internet_20_link"><text:bookmark-ref text:reference-format="number-no-superior" text:ref-name="__RefHeading__3044_61882448">11.2</text:bookmark-ref></text:span></text:p>
      <text:p text:style-name="Text_20_body">Перед адресом может стоять символ '<text:span text:style-name="T22">!</text:span>', что означает '<text:span text:style-name="T4">не</text:span>'. Например, <text:span text:style-name="T22">! 2:5030/9999</text:span> <text:span text:style-name="T10">—</text:span> адрес <text:span text:style-name="T4">не</text:span> должен совпадать с 2:5030/9999.</text:p>
      <text:list xml:id="list225452087173891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23">FromName</text:span> и <text:span text:style-name="T23">ToName</text:span><text:span text:style-name="T14"> </text:span><text:span text:style-name="T1">(см. </text:span><text:span text:style-name="Internet_20_link"><text:span text:style-name="T22"><text:bookmark-ref text:reference-format="text" text:ref-name="FromName">FromName</text:bookmark-ref></text:span></text:span><text:span text:style-name="T1">)</text:span>, работают и для этого поля.</text:p>
      <text:list xml:id="list225452053127767" text:continue-numbering="true" text:style-name="Outline">
        <text:list-item>
          <text:list>
            <text:list-item>
              <text:h text:style-name="Heading_20_2" text:outline-level="2"><text:bookmark-start text:name="Flags"/><text:bookmark-start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table:number-columns-spanned="3" office:value-type="string">
            <text:p text:style-name="Text_20_body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Проверить размер аттачей:<text:line-break/><text:span text:style-name="T22">+A</text:span> <text:span text:style-name="T10">—</text:span> больше, чем указано в '<text:span text:style-name="Internet_20_link"><text:span text:style-name="T22"><text:bookmark-ref text:reference-format="text" text:ref-name="MaxAttachSize">MaxAttachSize:</text:bookmark-ref></text:span></text:span>';<text:line-break/><text:span text:style-name="T22">-A</text:span> <text:span text:style-name="T10">—</text:span> меньше или равно, чем указано в '<text:span text:style-name="Internet_20_link"><text:span text:style-name="T22"><text:bookmark-ref text:reference-format="text" text:ref-name="MaxAttachSize">MaxAttachSize:</text:bookmark-ref></text:span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table:number-columns-spanned="3" office:value-type="string">
            <text:p text:style-name="Text_20_body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table:number-columns-spanned="3" office:value-type="string">
            <text:p text:style-name="Text_20_body">Crash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table:number-columns-spanned="3" office:value-type="string">
            <text:p text:style-name="Text_20_body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table:number-columns-spanned="3" office:value-type="string">
            <text:p text:style-name="Text_20_body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table:number-columns-spanned="3" office:value-type="string">
            <text:p text:style-name="Text_20_body">Проверить возраст письма:<text:line-break/><text:span text:style-name="T22">+g</text:span> <text:span text:style-name="T10">—</text:span> больше, чем указано в '<text:span text:style-name="T23"><text:bookmark-ref text:reference-format="text" text:ref-name="MaxAge">MaxAge:</text:bookmark-ref></text:span>';<text:line-break/><text:span text:style-name="T22">-g</text:span> <text:span text:style-name="T10">—</text:span> меньше или равно, чем указано в '<text:span text:style-name="T23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table:number-columns-spanned="3" office:value-type="string">
            <text:p text:style-name="Text_20_body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table:number-columns-spanned="3" office:value-type="string">
            <text:p text:style-name="Text_20_body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table:number-columns-spanned="3" office:value-type="string">
            <text:p text:style-name="Text_20_body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table:number-columns-spanned="3" office:value-type="string">
            <text:p text:style-name="Text_20_body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Проверить размер сообщений:<text:line-break/><text:span text:style-name="T22">+M</text:span> <text:span text:style-name="T10">—</text:span> больше, чем указано в '<text:span text:style-name="Internet_20_link"><text:span text:style-name="T22"><text:bookmark-ref text:reference-format="text" text:ref-name="MaxMsgSize">MaxMsgSize:</text:bookmark-ref></text:span></text:span>';<text:line-break/><text:span text:style-name="T22">-M</text:span> <text:span text:style-name="T10">—</text:span> меньше или равно, чем указано в '<text:span text:style-name="Internet_20_link"><text:span text:style-name="T22"><text:bookmark-ref text:reference-format="text" text:ref-name="MaxMsgSize">MaxMsgSize:</text:bookmark-ref></text:span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table:number-columns-spanned="3" office:value-type="string">
            <text:p text:style-name="Text_20_body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table:number-columns-spanned="3" office:value-type="string">
            <text:p text:style-name="Text_20_body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table:number-columns-spanned="3" office:value-type="string">
            <text:p text:style-name="Text_20_body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table:number-columns-spanned="3" office:value-type="string">
            <text:p text:style-name="Text_20_body">return receipt re<text:span text:style-name="T18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table:number-columns-spanned="3" office:value-type="string">
            <text:p text:style-name="Text_20_body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table:number-columns-spanned="3" office:value-type="string">
            <text:p text:style-name="Text_20_body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table:number-columns-spanned="3" office:value-type="string">
            <text:p text:style-name="Text_20_body">Update Request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table:number-columns-spanned="3" office:value-type="string">
            <text:p text:style-name="Text_20_body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table:number-columns-spanned="3" office:value-type="string">
            <text:p text:style-name="Text_20_body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+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2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-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2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table:number-columns-spanned="3" office:value-type="string">
            <text:p text:style-name="Text_20_body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table:number-columns-spanned="3" office:value-type="string">
            <text:p text:style-name="Text_20_body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table:number-columns-spanned="3" office:value-type="string">
            <text:p text:style-name="Text_20_body">Если перед флагом стоит знак '<text:span text:style-name="T22">+</text:span>', значит для того, чтобы письмо совпало с маской, этот флаг должен быть установлен; если стоит знак '<text:span text:style-name="T22">-</text:span>', то флаг должен быть сброшен. Особая ситуация с Loop. Флаг <text:span text:style-name="T22">+0</text:span> указывает, что ловится ситуация, когда письмо ещё ни разу не проходило через нашу станцию. Флаг <text:span text:style-name="T22">-0</text:span> ловит ситуацию, когда письмо проходило через нашу станцию хотя бы один раз. Флаг <text:span text:style-name="T22">+1</text:span><text:span text:style-name="T20">...</text:span><text:span text:style-name="T22">+9</text:span> ловит ситуацию, когда письмо проходило соответствующее число раз <text:span text:style-name="T4">или более</text:span>. Флаг <text:span text:style-name="T22">-1</text:span><text:span text:style-name="T20">...</text:span><text:span text:style-name="T22">-9</text:span> <text:span text:style-name="T10">—</text:span> когда письмо проходило <text:span text:style-name="T4">менее</text:span> этого числа раз. <text:line-break/>То есть <text:span text:style-name="T22">+0 == -1</text:span><text:span text:style-name="T13">,</text:span> <text:span text:style-name="T22">-0 == +1</text:span><text:span text:style-name="T13">.</text:span></text:p>
          </table:table-cell>
          <table:covered-table-cell/>
          <table:covered-table-cell/>
        </table:table-row>
      </table:table>
      <text:p text:style-name="Text_20_body">Примеры некоторых масок:</text:p>
      <text:p text:style-name="P29">Mask: * * * * * *</text:p>
      <text:p text:style-name="P30">Под такую маску подпадает <text:span text:style-name="T4">любое</text:span> письмо.</text:p>
      <text:p text:style-name="P29">Mask: * * "*Lenin*" * * *</text:p>
      <text:p text:style-name="P30">Под такую маску подпадают те письма, которые написаны на имя, в котором есть слово Lenin.</text:p>
      <text:p text:style-name="P29">Mask: * !# * !# * *</text:p>
      <text:p text:style-name="P30">Под такую маску подпадают те письма, отправитель и получатель которых отсутствуют в нодлисте.</text:p>
      <text:p text:style-name="P29">Mask: * * * * * +s</text:p>
      <text:p text:style-name="P30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29">Mask: * 2:5020/0 * * * *</text:p>
      <text:p text:style-name="P29">Mask: * 2:5020/381 * * * *</text:p>
      <text:p text:style-name="P29">Mask: * 2:5020/1381 * * * *</text:p>
      <text:p text:style-name="P30"><text:soft-page-break/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2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29">Address: 2:5030/9999</text:p>
      <text:p text:style-name="P29">Aka: 7:1130/79 7:*/*.*</text:p>
      <text:p text:style-name="P29">Aka: 8:888/888 8:*/*.*</text:p>
      <text:p text:style-name="P29">[...]</text:p>
      <text:p text:style-name="P29">Mask * * * !@ * *</text:p>
      <text:p text:style-name="P30">Под такую маску подпадут все письма, которые написаны не на 2:5030/9999, не на 7:1130/79 и не на 8:888/888.</text:p>
      <text:list xml:id="list225453038177939" text:continue-numbering="true" text:style-name="Outline">
        <text:list-item>
          <text:list>
            <text:list-item>
              <text:h text:style-name="Heading_20_2" text:outline-level="2"><text:bookmark-start text:name="__RefHeading__10239_813993393"/>Параметры слова '<text:span text:style-name="T14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Text_20_body"><text:tab/><text:span text:style-name="T22">ScriptMask: "smask"</text:span></text:p>
      <text:p text:style-name="Text_20_body">Здесь "<text:span text:style-name="T23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225452234626750" text:continue-numbering="true" text:style-name="Outline">
        <text:list-item>
          <text:h text:style-name="Heading_20_1" text:outline-level="1"><text:bookmark-start text:name="__RefHeading__10241_813993393"/>Параметры слова '<text:span text:style-name="T13">Action:</text:span>'<text:bookmark-end text:name="__RefHeading__10241_813993393"/></text:h>
        </text:list-item>
      </text:list>
      <text:p text:style-name="Text_20_body">Ключевое слово '<text:span text:style-name="T22">Action:</text:span>' указывает, что мы будем делать с письмом, совпавшим с маской. Возможные варианты этого слова:</text:p>
      <text:p text:style-name="P29">Action: <text:bookmark-start text:name="AddNote"/>AddNote<text:bookmark-end text:name="AddNote"/> "tpl"</text:p>
      <text:p text:style-name="P30">Добавить в начало тела письма указанный шаблон.</text:p>
      <text:p text:style-name="P29">Action: AddKludge "name" "value"</text:p>
      <text:p text:style-name="P30">Добавить кладж в письмо.</text:p>
      <text:p text:style-name="P29">Action: <text:bookmark-start text:name="Delete"/>Delete<text:bookmark-end text:name="Delete"/></text:p>
      <text:p text:style-name="P30">Удалить письмо. Письмо удаляется из базы, указанной в '<text:span text:style-name="T23">ScanDir:</text:span>', к которой <text:soft-page-break/>относится данная команда. В то же время, письмо остаётся в памяти и возможна его дальнейшая обработка другими командами '<text:span text:style-name="T22">Action:</text:span>', относящимися к той же команде '<text:span text:style-name="T23">ScanDir:</text:span>'.</text:p>
      <text:p text:style-name="P29">Action: <text:bookmark-start text:name="Move"/>Move<text:bookmark-end text:name="Move"/> "o:\new\dir"</text:p>
      <text:p text:style-name="P30">Переместить письмо в другую базу. После перемещения возможна обработка этого письма другими командами '<text:span text:style-name="T22">Action:</text:span>', относящимися к той же команде '<text:span text:style-name="T23">ScanDir:</text:span>'.</text:p>
      <text:p text:style-name="P29">Action: <text:bookmark-start text:name="Copy"/>Copy<text:bookmark-end text:name="Copy"/> "o:\new\dir"</text:p>
      <text:p text:style-name="P30">Скопировать письмо в другую базу.</text:p>
      <text:p text:style-name="P32">Action: <text:bookmark-start text:name="Rewrite"/>Rewrite<text:bookmark-end text:name="Rewrite"/> * * * * * *</text:p>
      <text:p text:style-name="P30">Перезаписать письмо. Значения полей, в которых в строчке выше стоят звёздочки, те же, что и в <text:span text:style-name="Internet_20_link"><text:span text:style-name="T22"><text:bookmark-ref text:reference-format="text" text:ref-name="Mask">Mask:</text:bookmark-ref></text:span></text:span>. Символ '<text:span text:style-name="T22">*</text:span>' означает, что данное поле надо оставить без изменений. Письмо из памяти записывается в базу писем, указанную в '<text:span text:style-name="Internet_20_link"><text:span text:style-name="T22"><text:bookmark-ref text:reference-format="text" text:ref-name="ScanDir">ScanDir:</text:bookmark-ref></text:span></text:span>'. В поле <text:span text:style-name="T22">Subject</text:span> можно использовать макросы, используемые в шаблонах.</text:p>
      <text:p text:style-name="P29"><text:bookmark-start text:name="ActionIgnore"/>Action: Ignore<text:bookmark-end text:name="ActionIgnore"/></text:p>
      <text:p text:style-name="P30">Проигнорировать это письмо.</text:p>
      <text:p text:style-name="P29"><text:bookmark-start text:name="ActionDisplay"/>Action: Display<text:bookmark-end text:name="ActionDisplay"/> "Text"</text:p>
      <text:p text:style-name="P30">Вывести строку на экран и в журнал. В поле "<text:span text:style-name="T22">Text</text:span>" можно использовать макросы, используемые в шаблонах.</text:p>
      <text:p text:style-name="P29">Action: Flag "File"</text:p>
      <text:p text:style-name="P30">Создать файл нулевой длины. Если каталог, в котором должен быть создан флаг, отсутствует, то он создаётся.</text:p>
      <text:p text:style-name="P29">Action: DelFile "File"</text:p>
      <text:p text:style-name="P30">Удалить указанный файл. Если файл уже отсутствует, то сообщение об ошибке не выдаётся.</text:p>
      <text:p text:style-name="P29">Action: NewMsg "tpl" "dir" * * * * * *</text:p>
      <text:p text:style-name="P30">Создать новое письмо, используя шаблон. В поле Subject можно использовать макросы, используемые в шаблонах. "<text:span text:style-name="T23">tpl</text:span>" в этом слове указывает на шаблон, который будет использован при создании нового письма, а "<text:span text:style-name="T23">dir</text:span>" <text:span text:style-name="T10">—</text:span> это каталог, в котором это письмо будет создано. Остальные поля почти такие же, как в слове '<text:span text:style-name="Internet_20_link"><text:span text:style-name="T22"><text:bookmark-ref text:reference-format="text" text:ref-name="Mask">Mask:</text:bookmark-ref></text:span></text:span>' за исключением того, что здесь нельзя использовать символы '<text:span text:style-name="T22">&amp;</text:span>', '<text:span text:style-name="T22">!</text:span>' и '<text:span text:style-name="T22">#</text:span>', но есть три других символа <text:span text:style-name="T10">—</text:span> это '<text:span text:style-name="T22">$</text:span>', '<text:span text:style-name="T22">%</text:span>' и '<text:span text:style-name="T22">@</text:span>'. Символ '<text:span text:style-name="T22">%</text:span>' указывает, что в полях <text:span text:style-name="T22">From</text:span> или <text:span text:style-name="T22">To</text:span> надо использовать адрес или имя получателя, указанные в оригинальном письме. Символ '<text:span text:style-name="T22">$</text:span>' указывает, что надо использовать адрес или имя отправителя. Символ '<text:span text:style-name="T22">@</text:span>' в адресе указывает, что надо использовать наш адрес (или АКА).</text:p>
      <text:p text:style-name="P29"><text:soft-page-break/>Action: <text:bookmark-start text:name="WriteFile"/>WriteFile<text:bookmark-end text:name="WriteFile"/> "tpl" "File"</text:p>
      <text:p text:style-name="P30">Создать файл <text:span text:style-name="T14">"</text:span><text:span text:style-name="T23">File</text:span><text:span text:style-name="T14">"</text:span><text:span text:style-name="T1"> и записать в него текст</text:span>, созданный из шаблон <text:span text:style-name="T14">"</text:span><text:span text:style-name="T23">tpl</text:span><text:span text:style-name="T14">"</text:span>.</text:p>
      <text:p text:style-name="P29">Action: AppendToFile "tpl" "File"</text:p>
      <text:p text:style-name="P30">Если файл <text:span text:style-name="T14">"</text:span><text:span text:style-name="T23">File</text:span><text:span text:style-name="T14">" </text:span>уже существует, то текст, созданный из шаблона <text:span text:style-name="T14">"</text:span><text:span text:style-name="T23">tpl</text:span><text:span text:style-name="T14">", </text:span>дописывается к концу этого файла, иначе <text:span text:style-name="T10">—</text:span><text:span text:style-name="T17"> а</text:span>налогично <text:span text:style-name="Internet_20_link"><text:span text:style-name="T22"><text:bookmark-ref text:reference-format="text" text:ref-name="WriteFile">WriteFile</text:bookmark-ref></text:span></text:span>.</text:p>
      <text:p text:style-name="P29">Action: Call "tpl" "File" "Prg"</text:p>
      <text:p text:style-name="P30">Создать файл "<text:span text:style-name="T22">File</text:span>", используя шаблон "<text:span text:style-name="T23">tpl</text:span><text:span text:style-name="T1">" и затем</text:span> вызвать программу "<text:span text:style-name="T23">Prg</text:span>". После её завершения удалить созданный файл. Параметры "<text:span text:style-name="T23">tpl</text:span>" и "<text:span text:style-name="T22">File</text:span>" могут отсутствовать. В поле "<text:span text:style-name="T23">Prg</text:span>" можно использовать макросы, используемые в шаблонах.</text:p>
      <text:p text:style-name="P29"><text:reference-mark-start text:name="Action: Route"/>Action: Route<text:reference-mark-end text:name="Action: Route"/> &lt;Mode&gt; Address</text:p>
      <text:p text:style-name="P30">Отправить это письмо через соответствующий адрес. Mode может быть <text:span text:style-name="T22">Hold</text:span>, <text:span text:style-name="T22">Crash</text:span>, <text:span text:style-name="T22">Direct</text:span>, <text:span text:style-name="T22">Normal</text:span> или <text:span text:style-name="T22">Immediate</text:span>. В качестве адреса могут быть использованы следующие символы: </text:p>
      <text:p text:style-name="P30"><text:span text:style-name="T22">%</text:span><text:span text:style-name="T13"> <text:s/></text:span><text:s/><text:span text:style-name="T10">—</text:span> отправить через самого получателя письма;</text:p>
      <text:p text:style-name="P30"><text:span text:style-name="T22">%.0</text:span> <text:span text:style-name="T10">—</text:span> отправить через босса получателя письма.</text:p>
      <text:p text:style-name="P30">В качестве адреса отправителя пакета берётся тот Ваш адрес, который подпадает под соответствующую маску.</text:p>
      <text:p text:style-name="P29"><text:reference-mark-start text:name="Action: RouteFilebox"/><text:span text:style-name="T1">Action: RouteFilebox</text:span><text:reference-mark-end text:name="Action: RouteFilebox"/> &lt;Mode&gt; Address</text:p>
      <text:p text:style-name="P30">Отправить это письмо через соответствующий адрес. <text:span text:style-name="T22">Mode</text:span> может быть <text:span text:style-name="T22">Hold</text:span>, <text:span text:style-name="T22">Crash</text:span>, <text:span text:style-name="T22">Direct</text:span>, <text:span text:style-name="T22">Normal</text:span> или <text:span text:style-name="T22">Immediate</text:span>. В качестве адреса могут быть использованы следующие символы: </text:p>
      <text:p text:style-name="P30"><text:span text:style-name="T22">%</text:span><text:span text:style-name="T13"> <text:s/></text:span><text:s/><text:span text:style-name="T10">—</text:span> отправить через самого получателя письма;</text:p>
      <text:p text:style-name="P30"><text:span text:style-name="T22">%.0</text:span> <text:span text:style-name="T10">—</text:span> отправить через босса получателя письма.</text:p>
      <text:p text:style-name="P30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29">Action: RouteHub &lt;Mode&gt;</text:p>
      <text:p text:style-name="P30">Отправить это письмо через хаб адреса назначения. <text:span text:style-name="T22">Mode</text:span> может быть <text:span text:style-name="T22">Hold</text:span>, <text:span text:style-name="T22">Crash</text:span>, <text:span text:style-name="T22">Direct</text:span>, <text:span text:style-name="T22">Normal</text:span> или <text:span text:style-name="T22">Immediate</text:span>. Отправляет на хост получателя если хаб не найден.</text:p>
      <text:p text:style-name="P29">Action: Poll &lt;Mode&gt; Address</text:p>
      <text:p text:style-name="P30">Сгенерировать Poll на указанный адрес. Аргументы <text:span text:style-name="T22">Mode</text:span> и <text:span text:style-name="T22">Address</text:span> аналогичны <text:s/>таким же аргументам в команде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. В качестве Poll-а создаётся соответствующий <text:span text:style-name="T22">?LO</text:span> файл нулевой длины. Если данный <text:span text:style-name="T22">?LO</text:span> файл уже существует, команда не выполняет <text:soft-page-break/>никаких действий.</text:p>
      <text:p text:style-name="P29">Action: DeleteAttach</text:p>
      <text:p text:style-name="P30">Удаляет аттачи, то есть файлы, приложенные к письму. Само письмо не трогается. Если на письме нет флага <text:span text:style-name="T23">FileAttach</text:span>, то данная команда игнорируется.</text:p>
      <text:p text:style-name="P29">Action: <text:bookmark-start text:name="ChangePath"/>ChangePath<text:bookmark-end text:name="ChangePath"/> "Dir"</text:p>
      <text:p text:style-name="P30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3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23">FileAttach</text:span>, то данная команда игнорируется.</text:p>
      <text:p text:style-name="P29">Action: <text:bookmark-start text:name="MoveAttach"/>MoveAttach<text:bookmark-end text:name="MoveAttach"/> "Dir"</text:p>
      <text:p text:style-name="P30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23">FileAttach</text:span>, то данная команда игнорируется.</text:p>
      <text:p text:style-name="P29">Action: MoveAttachFilebox &lt;Mode&gt; Address</text:p>
      <text:p text:style-name="P30">Перемещает присоединённый(<text:span text:style-name="T1">е</text:span>) файл(<text:span text:style-name="T1">ы</text:span>) в файл-бокс для указанного адреса. Аргументы <text:span text:style-name="T22">Mode</text:span> и <text:span text:style-name="T22">Address</text:span> аналогичны таким же аргументам в команде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23">FileAttach</text:span>, то данная команда игнорируется.</text:p>
      <text:p text:style-name="P29">Action: CopyAttach "Dir"</text:p>
      <text:p text:style-name="P30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23">FileAttach</text:span>, то данная команда игнорируется.</text:p>
      <text:p text:style-name="P29">Action: CopyAttachFilebox &lt;Mode&gt; Address</text:p>
      <text:p text:style-name="P30">Копирует присоединённый(<text:span text:style-name="T1">е</text:span>) файл(<text:span text:style-name="T1">ы</text:span>) в файл-бокс для указанного адреса. Аргументы <text:span text:style-name="T22">Mode</text:span> и <text:s/><text:span text:style-name="T22">Address</text:span> аналогичны таким же аргументам в команде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23">FileAttach</text:span>, то данная команда игнорируется.</text:p>
      <text:p text:style-name="P29"><text:bookmark-start text:name="ActionScript"/>Action: Script<text:bookmark-end text:name="ActionScript"/> "Func"</text:p>
      <text:p text:style-name="P30">Вызывает функцию "<text:span text:style-name="T14">Func</text:span>" из файла, определённого в переменной <text:span text:style-name="Internet_20_link"><text:span text:style-name="T22"><text:bookmark-ref text:reference-format="text" text:ref-name="ScriptFile">ScriptFile</text:bookmark-ref></text:span></text:span>.</text:p>
      <text:p text:style-name="P29">Action: Split &lt;Lines&gt;</text:p>
      <text:p text:style-name="P30">Разрезает указанное письмо на несколько, с количеством строк в теле письма <text:soft-page-break/>не большим <text:span text:style-name="T22">Lines</text:span>. Само письмо после этой операции уничтожается. В начало каждого письма добавляется кладж "<text:span text:style-name="T23">^aSPLIT: By Rntrack. Part N of M</text:span>", где <text:span text:style-name="T22">N</text:span> <text:span text:style-name="T10">—</text:span> номер текущей части, а <text:span text:style-name="T22">M</text:span> <text:span text:style-name="T10">—</text:span> сколько всего частей получилось.</text:p>
      <text:p text:style-name="P29">Action: ToLowerPath</text:p>
      <text:p text:style-name="P30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29">Action: ToUpperPath</text:p>
      <text:p text:style-name="P30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29">Action: Recode "Recode.tbl"</text:p>
      <text:p text:style-name="P30">Перекодирует письмо в соответствии с таблицей перекодировки в файле "<text:span text:style-name="T23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25452708214891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29">Action: Copy "o:\new\dir"</text:p>
      <text:p text:style-name="P29">Action: Delete</text:p>
      <text:p text:style-name="P30">Выполняет ту же операцию, что '<text:span text:style-name="T22">Action: Move "</text:span><text:span text:style-name="T23">o:\new\dir</text:span><text:span text:style-name="T22">"</text:span>'</text:p>
      <text:p text:style-name="P29">Action: Rewrite * * * * * -cdm</text:p>
      <text:p text:style-name="P30">Сбрасывает у письма атрибуты <text:span text:style-name="T22">Crash</text:span>, <text:span text:style-name="T22">Direct</text:span> и <text:span text:style-name="T22">Immediate</text:span>.</text:p>
      <text:p text:style-name="P29">Action: Route Direct 2:5020/1</text:p>
      <text:p text:style-name="P30">Отправляет письмо через узел 2:5020/1 с флавором <text:span text:style-name="T22">Direct</text:span>.</text:p>
      <text:p text:style-name="P29"><text:span text:style-name="T1">Action: NewMsg "tpl\badfrom.tpl" "o:\netmail\bout"<text:line-break/></text:span> <text:s text:c="7"/>"Vladimir Lenin" @ "%%" % "Bad source address" +l</text:p>
      <text:p text:style-name="P30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23">tpl\badfrom.tpl</text:span>", создаёт новое письмо в каталоге "<text:span text:style-name="T23">o:\netmail\bout</text:span>", написанное от имени "<text:span text:style-name="T22">Vladimir Lenin</text:span>" с адреса 2:5030/9999 на имя и адрес получателя оригинального письма с темой "<text:span text:style-name="T22">Bad source address</text:span>" и установленным флагом <text:span text:style-name="T22">Local</text:span>.</text:p>
      <text:list xml:id="list225453766050054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9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ToAddr</text:p>
          </table:table-cell>
          <table:table-cell table:style-name="Таблица12.A1" office:value-type="string">
            <text:p text:style-name="Text_20_body">Адрес получателя оригинального письма.<text:soft-page-break/></text:p>
          </table:table-cell>
        </table:table-row>
        <table:table-row>
          <table:table-cell table:style-name="Таблица12.A1" office:value-type="string">
            <text:p text:style-name="P29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29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29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29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29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29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29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29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29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29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29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29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29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29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29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29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29">@MsgAreaName</text:p>
          </table:table-cell>
          <table:table-cell table:style-name="Таблица12.A1" office:value-type="string">
            <text:p text:style-name="Text_20_body">Если письмо <text:span text:style-name="T10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29">@MsgAttachSize</text:p>
          </table:table-cell>
          <table:table-cell table:style-name="Таблица12.A1" office:value-type="string">
            <text:p text:style-name="Text_20_body">Размер всех приаттаченных файлов.<text:soft-page-break/></text:p>
          </table:table-cell>
        </table:table-row>
        <table:table-row>
          <table:table-cell table:style-name="Таблица12.A1" office:value-type="string">
            <text:p text:style-name="P29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29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29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29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29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29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4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29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4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29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23">ScanDir:</text:span><text:span text:style-name="T22"> </text:span><text:span text:style-name="Internet_20_link"><text:span text:style-name="T22"><text:bookmark-ref text:reference-format="text" text:ref-name="AfterRoute">@AfterRoute</text:bookmark-ref></text:span></text:span><text:span text:style-name="T22">|</text:span><text:span text:style-name="Internet_20_link"><text:span text:style-name="T22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29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29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29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29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2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29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2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29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29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29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4">не</text:span> инвалидированным.</text:p>
          </table:table-cell>
        </table:table-row>
        <table:table-row>
          <table:table-cell table:style-name="Таблица12.A1" office:value-type="string">
            <text:p text:style-name="P29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4">не</text:span> инвалидированным. Если в конфигурации не указан, то добавляется "<text:span text:style-name="T22">--- RNtrack</text:span>" и версия.</text:p>
          </table:table-cell>
        </table:table-row>
        <table:table-row>
          <table:table-cell table:style-name="Таблица12.A1" office:value-type="string">
            <text:p text:style-name="P29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29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225451840940214" text:continue-numbering="true" text:style-name="Outline">
        <text:list-item>
          <text:h text:style-name="Heading_20_1" text:outline-level="1"><text:bookmark-start text:name="__RefHeading__10243_813993393"/><text:soft-page-break/>Префиксы "<text:span text:style-name="T13">*</text:span>" и "<text:span text:style-name="T13">+</text:span>" для масок<text:bookmark-end text:name="__RefHeading__10243_813993393"/></text:h>
        </text:list-item>
      </text:list>
      <text:p text:style-name="Text_20_body">Маски '<text:span text:style-name="Internet_20_link"><text:span text:style-name="T22"><text:bookmark-ref text:reference-format="text" text:ref-name="Mask">Mask:</text:bookmark-ref></text:span></text:span>', '<text:span text:style-name="Internet_20_link"><text:span text:style-name="T22"><text:bookmark-ref text:reference-format="text" text:ref-name="BodyMask">BodyMask:</text:bookmark-ref></text:span></text:span>', '<text:span text:style-name="Internet_20_link"><text:span text:style-name="T22"><text:bookmark-ref text:reference-format="text" text:ref-name="KludgeMask">KludgeMask:</text:bookmark-ref></text:span></text:span>' и '<text:span text:style-name="Internet_20_link"><text:span text:style-name="T22"><text:bookmark-ref text:reference-format="text" text:ref-name="ScriptMask">ScriptMask:</text:bookmark-ref></text:span></text:span>' могут быть с префиксом '<text:span text:style-name="T22">*</text:span>' или '<text:span text:style-name="T22">+</text:span>'. Например, '<text:span text:style-name="T22">*Mask:</text:span>' или '<text:span text:style-name="T23">+BodyMask:</text:span>'. Для чего они предназначены? </text:p>
      <text:p text:style-name="Text_20_body">Префикс '<text:span text:style-name="T13">+</text:span>' используется для объединения масок. Например, запись:</text:p>
      <text:p text:style-name="P31">Mask: "a" * * * * *</text:p>
      <text:p text:style-name="P31">+Mask: * * "b" * * *</text:p>
      <text:p text:style-name="P31">+Mask: * * * 2:5030/9999.0 * *</text:p>
      <text:p text:style-name="Text_20_body">эквивалентна маске:</text:p>
      <text:p text:style-name="P31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1">Mask: * * "*@*" 2:5020/400.0 * *</text:p>
      <text:p text:style-name="P31">+<text:span text:style-name="T1">BodyMask</text:span>: * * 4096</text:p>
      <text:p text:style-name="Text_20_body">С этой маской совпадут письма, имеющие в имени '<text:span text:style-name="T22">To:</text:span>' знак '<text:span text:style-name="T22">@</text:span>', адрес '<text:span text:style-name="T22">To:</text:span>' <text:span text:style-name="T10">—</text:span><text:span text:style-name="T17"> </text:span>2:5020/400 <text:span text:style-name="T4">и</text:span> размер письма больше 4 килобайт.</text:p>
      <text:p text:style-name="Text_20_body">Префикс '<text:span text:style-name="T22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31">Mask: * * * * * *</text:p>
      <text:p text:style-name="P31">Action: Display "Mask one"</text:p>
      <text:p text:style-name="P31">Mask: * * * * * *</text:p>
      <text:p text:style-name="P31">Action: Display "Mask two"</text:p>
      <text:p text:style-name="Text_20_body">При такой конфигурации мы никогда не увидим на экране строку "<text:span text:style-name="T22">Mask two</text:span>". Ибо первая маска будет перехватывать все письма. А вот если изменить конфигурационный файл так:</text:p>
      <text:p text:style-name="P31">*Mask: * * * * * *</text:p>
      <text:p text:style-name="P31">Action: Display "Mask one"</text:p>
      <text:p text:style-name="P31">Mask: * * * * * *</text:p>
      <text:p text:style-name="P31"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31">*Mask: ...</text:p>
      <text:p text:style-name="P31"><text:soft-page-break/>+Mask: ...</text:p>
      <text:p text:style-name="P31"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225451862662386" text:continue-numbering="true" text:style-name="Outline">
        <text:list-item>
          <text:h text:style-name="Heading_20_1" text:outline-level="1"><text:bookmark-start text:name="__RefHeading__10245_813993393"/>Примеры использования '<text:span text:style-name="T13">Mask:</text:span>' и '<text:span text:style-name="T13">Action:</text:span>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1">*Mask: * * * * * *</text:p>
      <text:p text:style-name="P31">Action: Copy "c:\netmail\archive"</text:p>
      <text:p text:style-name="P31">*Mask: * * * * * +d</text:p>
      <text:p text:style-name="P31">Action: Rewrite * * * * * -d</text:p>
      <text:p text:style-name="P31">Mask: * * "*@*" 2:5020/400.0 * *</text:p>
      <text:p text:style-name="P31">+BodyMask: * * 4096</text:p>
      <text:p text:style-name="P31">Action: Rewrite * * * 2:5020/204.0 * *</text:p>
      <text:p text:style-name="P17">Удалить все письма, которые адресованы не мне и не моим пойнтам:</text:p>
      <text:p text:style-name="P31">Mask: * * * 2:5030/9999.0 * *</text:p>
      <text:p text:style-name="P31">Mask: * * * 2:5030/9999.1 * *</text:p>
      <text:p text:style-name="P31">Mask: * * * 2:5030/9999.3 * *</text:p>
      <text:p text:style-name="P31">Mask: * * * 2:5030/9999.5 * *</text:p>
      <text:p text:style-name="P31">Action: Ignore</text:p>
      <text:p text:style-name="P31">Mask: * * * * * *</text:p>
      <text:p text:style-name="P31">Action: Delete</text:p>
      <text:p text:style-name="Text_20_body">Роутить письма для <text:span text:style-name="T22">2:5030/9999.*</text:span> с 00:00 по 11:59 на <text:span text:style-name="T22">2:5020/238</text:span>, а с 12:00 по 23:59 <text:span text:style-name="T10">—</text:span> директом на <text:span text:style-name="T22">2:5030/9999.0</text:span>:</text:p>
      <text:p text:style-name="P31">Mask: * * * 2:5030/9999.* * *</text:p>
      <text:p text:style-name="P31">Action: Route Crash 2:5020/238 [Daily 00:00-11:59]</text:p>
      <text:p text:style-name="P31">Action: Route Crash 2:5030/9999 <text:s/>[Daily 12:00-23:59]</text:p>
      <text:p text:style-name="P31">Удалить все письма, у которых и отправитель и получатель отсутствуют в нодлисте:</text:p>
      <text:p text:style-name="P31">Mask: * !# * !# * *</text:p>
      <text:p text:style-name="P31"><text:soft-page-break/>Action: Delete</text:p>
      <text:p text:style-name="Text_20_body">У всех писем, которые написаны на адрес <text:span text:style-name="T22">2:5030/9999.1</text:span>, или которые написаны на адрес <text:span text:style-name="T22">2:5030/9999.0</text:span> и в имени <text:span text:style-name="T22">To</text:span> которых присутствует "<text:span text:style-name="T22">Lenin</text:span>", "<text:span text:style-name="T22">Eddie</text:span>" или "<text:span text:style-name="T22">Moderator</text:span>" сбросить флаги <text:span text:style-name="T22">Crash</text:span>, <text:span text:style-name="T22">Direct</text:span>, <text:span text:style-name="T22">Immediate</text:span>, переадресовать на адрес <text:span text:style-name="T22">2:5030/9999</text:span> на имя "<text:span text:style-name="T22">Vladimir Lenin</text:span>" и положить в каталог <text:span text:style-name="T23">h:\netmail</text:span>.</text:p>
      <text:p text:style-name="P31">Mask: * * * 2:5030/9999.1 * *</text:p>
      <text:p text:style-name="P31">Mask: * * "*Lenin*" 2:5030/9999 * *</text:p>
      <text:p text:style-name="P31">Mask: * * "*Eddie*" 2:5030/9999 * *</text:p>
      <text:p text:style-name="P31">Mask: * * "*Moderator*" 2:5030/9999 * *</text:p>
      <text:p text:style-name="P31">Action: Rewrite * * "Vladimir Lenin" 2:5030/9999 * -cdm</text:p>
      <text:p text:style-name="P31">Action: Move "h:\netmail"</text:p>
      <text:p text:style-name="Text_20_body">Отправить все письма для сети <text:span text:style-name="T22">2:5030</text:span> через <text:span text:style-name="T22">2:5030/251</text:span></text:p>
      <text:p text:style-name="P31">Mask: * * * 2:5030/*.* * *</text:p>
      <text:p text:style-name="P31">Action: Route Crash 2:5030/251</text:p>
      <text:p text:style-name="Text_20_body">Снять со всех писем флаг директ и отправить письма с узла <text:span text:style-name="T22">2:5020/1</text:span> на узел <text:span text:style-name="T22">2:5020/0</text:span></text:p>
      <text:p text:style-name="P31">*Mask: * * * * * +d</text:p>
      <text:p text:style-name="P31">Action: Rewrite * * * * * -d</text:p>
      <text:p text:style-name="P31">Mask: * 2:5020/1 * * * *</text:p>
      <text:p text:style-name="P31">Action: Route Direct 2:5020/0</text:p>
      <text:p text:style-name="Text_20_body">Отправить письма для всех пойнтов узла <text:span text:style-name="T22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1">Mask <text:s/>* * * 2:5030/9999.0 * *</text:p>
      <text:p text:style-name="P31">Action: Ignore</text:p>
      <text:p text:style-name="P31">Mask: * * * 2:5030/9999.* * *</text:p>
      <text:p text:style-name="P31">Action: Route Direct %</text:p>
      <text:p text:style-name="Text_20_body">Отправить все письма для <text:span text:style-name="T22">2:5020/50.*, /78.*, /204.* и /1301.*</text:span> на соответствующие <text:span text:style-name="T4">узлы</text:span>. (Так называемый "Босс-роутинг").</text:p>
      <text:p text:style-name="P31">Mask * * * 2:5020/50.* * *</text:p>
      <text:p text:style-name="P31">Mask * * * 2:5020/78.* * *</text:p>
      <text:p text:style-name="P31">Mask * * * 2:5020/204.* * *</text:p>
      <text:p text:style-name="P31">Mask * * * 2:5020/1301.* * *</text:p>
      <text:p text:style-name="P31">Action: Route Direct %.0</text:p>
      <text:p text:style-name="Text_20_body">Отправить весь подхабник <text:span text:style-name="T22">2:5020/50</text:span> на <text:span text:style-name="T22">2:5020/50</text:span>, подхостник <text:span text:style-name="T22">2:5020/0</text:span> на <text:soft-page-break/><text:span text:style-name="T22">2:5020/1381</text:span>, письма на <text:span text:style-name="T22">2:5030/9999.0</text:span> не трогать, а весь подхабник <text:span text:style-name="T22">2:5030/9999</text:span> и его пойнтов отослать на них директом.</text:p>
      <text:p text:style-name="P31">Mask * * * 2:5020/50.&amp; * *</text:p>
      <text:p text:style-name="P31">Action: Route Direct 2:5020/50</text:p>
      <text:p text:style-name="P31">Mask * * * 2:5020/0.&amp; * *</text:p>
      <text:p text:style-name="P31">Action: Route Direct 2:5020/1381</text:p>
      <text:p text:style-name="P31">Mask * * * 2:5030/9999.0 * *</text:p>
      <text:p text:style-name="P31">Action: Ignore</text:p>
      <text:p text:style-name="P31">Mask * * * 2:5030/9999.&amp; * *</text:p>
      <text:p text:style-name="P31">Action: Route Direct %</text:p>
      <text:p text:style-name="Text_20_body">Отправить весь регион <text:span text:style-name="T22">2:50</text:span> на <text:span text:style-name="T22">2:5020/204</text:span>, весь регион <text:span text:style-name="T22">2:46</text:span> на <text:span text:style-name="T22">2:46/0</text:span>, а все остальное <text:span text:style-name="T10">—</text:span> на <text:span text:style-name="T22">2:5020/278</text:span>.</text:p>
      <text:p text:style-name="P31">Mask * * * 2:50/0.&amp; * *</text:p>
      <text:p text:style-name="P31">Action: Route Direct 2:5020/204</text:p>
      <text:p text:style-name="P31">Mask * * * 2:46/0.&amp; * *</text:p>
      <text:p text:style-name="P31">Action: Route Direct 2:46/0</text:p>
      <text:p text:style-name="P31">Mask * * * * * *</text:p>
      <text:p text:style-name="P31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1">ScanDir: "o:\netmail\loops" Daily 01:00</text:p>
      <text:p text:style-name="P31">Mask: * * * * * *</text:p>
      <text:p text:style-name="P31">Action: Move "O:\netmail\out"</text:p>
      <text:p text:style-name="P31">...</text:p>
      <text:p text:style-name="P31">ScanDir: "o:\netmail"</text:p>
      <text:p text:style-name="P31">Mask: * * * * * +7</text:p>
      <text:p text:style-name="P31">Action: NewMsg "tpl\Loop.tpl" "o:\netmail\out" "Vladimir Lenin" @ "$" $ "Loop detected" +l</text:p>
      <text:p text:style-name="P31">Action: Delete</text:p>
      <text:p text:style-name="P31">Mask: * * * * * +1</text:p>
      <text:p text:style-name="P31">Action: Move "o:\netmail\loops"</text:p>
      <text:p text:style-name="P31">...</text:p>
      <text:p text:style-name="P31"><text:soft-page-break/>Mask: * * * * * *</text:p>
      <text:p text:style-name="P31">Action: Move "o:\netmail\out"</text:p>
      <text:p text:style-name="P18">Пример обработки флага +b (ARQ)</text:p>
      <text:p text:style-name="P31">ScanDir: @AfterRoute</text:p>
      <text:p text:style-name="P31">Mask: * * * * * +b</text:p>
      <text:p text:style-name="P31">Action: NewMsg "Audit.tpl" "o:\netmail" "RNtrack" 2:5030/9999 $ $ "Audit request receipt" +l</text:p>
      <text:p text:style-name="P31">ScanDir: "o:\netmail"</text:p>
      <text:p text:style-name="P31">Mask: * * * * * *</text:p>
      <text:p text:style-name="P31">Action: Route Crash 2:5030/9999</text:p>
      <text:list xml:id="list225452372322618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2"><text:bookmark-ref text:reference-format="text" text:ref-name="Move">Move</text:bookmark-ref></text:span></text:span><text:span text:style-name="T22">, </text:span><text:span text:style-name="Internet_20_link"><text:span text:style-name="T22"><text:bookmark-ref text:reference-format="text" text:ref-name="Copy">Copy</text:bookmark-ref></text:span></text:span><text:span text:style-name="T22">, </text:span><text:span text:style-name="Internet_20_link"><text:span text:style-name="T22"><text:bookmark-ref text:reference-format="text" text:ref-name="Rewrite">Rewrite</text:bookmark-ref></text:span></text:span><text:span text:style-name="T22">, </text:span><text:span text:style-name="Internet_20_link"><text:span text:style-name="T22"><text:bookmark-ref text:reference-format="text" text:ref-name="ChangePath">ChangePath</text:bookmark-ref></text:span></text:span><text:span text:style-name="T22">, </text:span><text:span text:style-name="Internet_20_link"><text:span text:style-name="T22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Text_20_body">Ещё одна особенность, при выполнении команды <text:span text:style-name="Internet_20_link"><text:span text:style-name="T22"><text:bookmark-ref text:reference-format="text" text:ref-name="Delete">Delete</text:bookmark-ref></text:span></text:span> письмо сразу удаляется, но при этом оно остаётся в памяти. Поэтому последовательность команд <text:span text:style-name="Internet_20_link"><text:span text:style-name="T22"><text:bookmark-ref text:reference-format="text" text:ref-name="Copy">Copy</text:bookmark-ref></text:span></text:span><text:span text:style-name="T22"> </text:span><text:span text:style-name="Internet_20_link"><text:span text:style-name="T22"><text:bookmark-ref text:reference-format="text" text:ref-name="Delete">Delete</text:bookmark-ref></text:span></text:span> и <text:span text:style-name="Internet_20_link"><text:span text:style-name="T22"><text:bookmark-ref text:reference-format="text" text:ref-name="Delete">Delete</text:bookmark-ref></text:span></text:span><text:span text:style-name="T22"> </text:span><text:span text:style-name="Internet_20_link"><text:span text:style-name="T22"><text:bookmark-ref text:reference-format="text" text:ref-name="Copy">Copy</text:bookmark-ref></text:span></text:span> сделают одно и тоже <text:span text:style-name="T10">—</text:span> <text:span text:style-name="Internet_20_link"><text:span text:style-name="T22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2">+s</text:span> после отправки (флаг <text:span text:style-name="T22">Sent</text:span>), или чтобы письма с атрибутом <text:span text:style-name="T23">KillSent</text:span> удалялись, то вы должны сами об этом позаботиться.</text:p>
      <text:list xml:id="list225453146485481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1954737633" text:style-name="L2">
        <text:list-item>
          <text:p text:style-name="P39">Squish</text:p>
        </text:list-item>
        <text:list-item>
          <text:p text:style-name="P39">*.PKT</text:p>
        </text:list-item>
        <text:list-item>
          <text:p text:style-name="P39">*.MSG</text:p>
        </text:list-item>
        <text:list-item>
          <text:p text:style-name="P39"><text:soft-page-break/>JAM</text:p>
        </text:list-item>
      </text:list>
      <text:list xml:id="list225452932883696" text:continue-list="list225453146485481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2">$</text:span><text:span text:style-name="T23">BaseName</text:span>"</text:p>
      <text:p text:style-name="Text_20_body">Первым символом в имени должен идти '<text:span text:style-name="T22">$</text:span>'. В качестве имени базы указывается только имя файла, без расширения. </text:p>
      <text:p text:style-name="Text_20_body">Примеры:</text:p>
      <text:p text:style-name="P31">ScanDir: "$p:\mymail"</text:p>
      <text:p text:style-name="P31">Action: Move "$p:\outmail"</text:p>
      <text:p text:style-name="Text_20_body">Ограничения:</text:p>
      <text:list xml:id="list3856050061" text:style-name="L3">
        <text:list-item>
          <text:p text:style-name="P40">Не может использоваться в качестве базы для <text:span text:style-name="T1">BadMail</text:span>.</text:p>
        </text:list-item>
        <text:list-item>
          <text:p text:style-name="P40">Операция Renumber не выполняет никаких действий.</text:p>
        </text:list-item>
      </text:list>
      <text:list xml:id="list225451896141849" text:continue-list="list225452932883696" text:style-name="Outline">
        <text:list-item>
          <text:list>
            <text:list-item>
              <text:h text:style-name="P60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23">#[#]Directory[\File][!FtnAddressMask]</text:span>"</text:p>
      <text:p text:style-name="Text_20_body">Первым символом в имени должен идти '<text:span text:style-name="T22">#</text:span>'. В качестве имени базы может указываться как каталог (тогда будут просматриваться все файлы, совпадающие с маской <text:span text:style-name="T22">*.pkt</text:span>), так и имя конкретного файла. Если в имени базы указан второй знак '<text:span text:style-name="T22">#</text:span>', то пароли проверяться не будут, иначе при открытии каждого <text:span text:style-name="T22">*.pkt</text:span> проверяется совпадение пароля с указанным в команде '<text:span text:style-name="Internet_20_link"><text:span text:style-name="T22"><text:bookmark-ref text:reference-format="text" text:ref-name="Password">Password:</text:bookmark-ref></text:span></text:span>'. Дополнительно можно указать FTN маску (через символ '<text:span text:style-name="T22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2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31">ScanDir: "##o:\inbound"</text:p>
      <text:p text:style-name="P31">ScanDir: "#o:\inbound!2:5030/9999"</text:p>
      <text:p text:style-name="P31">ScanDir: "#o:\inbound\139c004f.pkt!2:5030/9999"</text:p>
      <text:p text:style-name="Text_20_body">Ограничения:</text:p>
      <text:list xml:id="list1987031421" text:style-name="L4">
        <text:list-item>
          <text:p text:style-name="P41">Не может использоваться в качестве базы для <text:span text:style-name="T1">BadMail</text:span>.</text:p>
        </text:list-item>
        <text:list-item>
          <text:p text:style-name="P41">Операция Renumber не выполняет никаких действий.</text:p>
        </text:list-item>
        <text:list-item>
          <text:p text:style-name="P41">Эта база поддерживает только операции чтения письма и удаления письма. То есть <text:span text:style-name="T4">любые</text:span> операции, которые изменяют содержимое письма, запрещены.</text:p>
        </text:list-item>
      </text:list>
      <text:list xml:id="list225452469419230" text:continue-list="list225451896141849" text:style-name="Outline">
        <text:list-item>
          <text:list>
            <text:list-item>
              <text:h text:style-name="P60" text:outline-level="2"><text:bookmark-start text:name="__RefHeading__10255_813993393"/><text:soft-page-break/>*.MSG<text:bookmark-end text:name="__RefHeading__10255_813993393"/></text:h>
            </text:list-item>
          </text:list>
        </text:list-item>
      </text:list>
      <text:p text:style-name="Text_20_body">Формат имени: "<text:span text:style-name="T22">Directory</text:span>"</text:p>
      <text:p text:style-name="Text_20_body">Указывается каталог, в котором лежат письма. Имя каталога должно быть без завершающего "<text:span text:style-name="T13">\</text:span>" за исключением ситуации, когда указывается корневой каталог.</text:p>
      <text:p text:style-name="Text_20_body">Примеры:</text:p>
      <text:p text:style-name="P31">ScanDir: "o:\netmail"</text:p>
      <text:p text:style-name="P31">Action: Move "o:\netmail\out"</text:p>
      <text:p text:style-name="Text_20_body">Ограничения:</text:p>
      <text:list xml:id="list93717883" text:style-name="L5">
        <text:list-item>
          <text:p text:style-name="P42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225453267628691" text:continue-list="list225452469419230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23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31">ScanDir: "@p:\mymail"</text:p>
      <text:p text:style-name="P31">Action: Move "@p:\outmail"</text:p>
      <text:p text:style-name="Text_20_body">Ограничения:</text:p>
      <text:list xml:id="list1377446430" text:style-name="L6">
        <text:list-item>
          <text:p text:style-name="P43">Не может использоваться в качестве базы для <text:span text:style-name="T1">BadMail</text:span>.</text:p>
        </text:list-item>
        <text:list-item>
          <text:p text:style-name="P43">Операция Renumber не выполняет никаких действий.</text:p>
        </text:list-item>
      </text:list>
      <text:list xml:id="list225452233614338" text:continue-list="list225453267628691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2">#</text:span>" и "<text:span text:style-name="T22">&amp;</text:span>". Сравнение происходит немного по-разному при использовании конфигурационных слов "<text:span text:style-name="Internet_20_link"><text:span text:style-name="T22"><text:bookmark-ref text:reference-format="text" text:ref-name="__RefHeading__10213_813993393">SoftCheckInNodelists</text:bookmark-ref></text:span></text:span>" и "<text:span text:style-name="Internet_20_link"><text:span text:style-name="T22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0">—</text:span> явно указывать зону в команде "<text:span text:style-name="Internet_20_link"><text:span text:style-name="T22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29"><text:soft-page-break/>Boss,2:5030/9999</text:p>
      <text:p text:style-name="P29">Point,1,PointOne,Moscow,Sysop,-Unpublished-,9600,XA,MO,ZYX,V34</text:p>
      <text:p text:style-name="P29">Point,2,PointTwo,Moscow,Sysop2,-Unpublished-,2400,MO</text:p>
      <text:p text:style-name="P29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2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3823496312" text:style-name="L7">
        <text:list-item>
          <text:p text:style-name="P44">Узел считается существующим, если он есть хотя-бы в одном нодлисте.</text:p>
        </text:list-item>
        <text:list-item>
          <text:p text:style-name="P44">Если в одном нодлисте узел хаб, а в другом нет, то считается, что он хаб.</text:p>
        </text:list-item>
      </text:list>
      <text:list xml:id="list225452934611283" text:continue-list="list225452233614338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2">#</text:span>" используется в слове "<text:span text:style-name="Internet_20_link"><text:span text:style-name="T22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2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2">"#" + "</text:span><text:span text:style-name="Internet_20_link"><text:span text:style-name="T22"><text:bookmark-ref text:reference-format="text" text:ref-name="__RefHeading__10213_813993393">SoftCheckInNodelists</text:bookmark-ref></text:span></text:span><text:span text:style-name="T22">"</text:span> <text:span text:style-name="T10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2">"#" + "</text:span><text:span text:style-name="Internet_20_link"><text:span text:style-name="T22"><text:bookmark-ref text:reference-format="text" text:ref-name="__RefHeading__10213_813993393">SoftCheckInNodelists</text:bookmark-ref></text:span></text:span><text:span text:style-name="T22">"</text:span>, то наличие узла в Вашей сети будет проверяться жёстко, а узлы во всех остальных сетях проверяться не будут <text:span text:style-name="T10">—</text:span> считаем, что они существуют. </text:p>
      <text:p text:style-name="Text_20_body">"<text:span text:style-name="Internet_20_link"><text:span text:style-name="T22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9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29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29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<text:soft-page-break/>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225452490854688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2">&amp;</text:span>" используется в слове "<text:span text:style-name="Internet_20_link"><text:span text:style-name="T22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0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2">2:5020/0.*</text:span>", "<text:span text:style-name="T22">2:5020/*</text:span>" и "<text:span text:style-name="T22">2:5020/0.&amp;</text:span>". Первая маска означает "Все пойнты узла 2:5020/0". Вторая маска <text:span text:style-name="T10">—</text:span> "Все узлы сети 5020". Третья <text:span text:style-name="T10">—</text:span> "Все узлы, находящиеся в подхостнике". В случае с регионом <text:span text:style-name="T20">2:50</text:span> и масками "<text:span text:style-name="T22">2:50/0.*</text:span>", "<text:span text:style-name="T22">2:50/*</text:span>", "<text:span text:style-name="T22">2:50/0.&amp;</text:span>" расшифровка такая: первая маска <text:span text:style-name="T10">—</text:span> "все пойнты узла <text:span text:style-name="T20">2:50/0</text:span>", вторая маска <text:span text:style-name="T10">—</text:span> "все независимые узлы в 50 регионе", третья маска <text:span text:style-name="T10">—</text:span> "все узлы в 50 регионе". Учтите, что под адресную маску "<text:span text:style-name="T22">&amp;</text:span>" не подпадают узлы отсутствующие в нодлисте. То есть, если узла "<text:span text:style-name="T20">2:5020/1079</text:span>" нет в нодлисте, то он не совпадёт с маской "<text:span text:style-name="T22">2:50/0.&amp;</text:span>".</text:p>
      <text:p text:style-name="Text_20_body">Конфигурационное слово "<text:span text:style-name="Internet_20_link"><text:span text:style-name="T22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2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9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2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29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2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29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2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225451708689368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2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<text:soft-page-break/>с параметром <text:span text:style-name="T8">-v</text:span>.</text:p>
      <text:p text:style-name="Text_20_body">Ниже приведены константы, переменные и функции, определённые в скриптах. Здесь <text:s/><text:span text:style-name="T22">%FMSG</text:span> <text:span text:style-name="T10">—</text:span> хэш, содержащий текущее сообщение.</text:p>
      <text:list xml:id="list225452216995723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9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29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29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29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29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29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29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29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29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29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29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23">%FKludges</text:span> <text:span text:style-name="T10">—</text:span> кладжи текущего сообщения. Значение каждого ключа этого хэша <text:span text:style-name="T10">—</text:span> ссылка на массив. Для получения значения не повторяющегося кладжа (все кроме Via и SEEN-BY) используйте этот код:</text:p>
      <text:p text:style-name="P29">$kludgevalue=$FKludges{"KludgeName"}[0];</text:p>
      <text:p text:style-name="Text_20_body"><text:span text:style-name="T4">Внимание!</text:span> Вы должны использовать все спецсимволы в имени кладжа (<text:span text:style-name="T22">0x01</text:span>, "<text:span text:style-name="T22">:</text:span>" и т.д.).</text:p>
      <text:list xml:id="list225451898845909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9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29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29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ext:soft-page-break/>
        <table:table-row>
          <table:table-cell table:style-name="Таблица16.A1" office:value-type="string">
            <text:p text:style-name="P29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29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29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29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29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29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29">$FMSG{"NextReply"}</text:p>
          </table:table-cell>
          <table:table-cell table:style-name="Таблица16.A1" office:value-type="string">
            <text:p text:style-name="Text_20_body">NextReply</text:p>
          </table:table-cell>
        </table:table-row>
        <table:table-row>
          <table:table-cell table:style-name="Таблица16.A1" office:value-type="string">
            <text:p text:style-name="P29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29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225453680221770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2254536719135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2">%FMSG</text:span>:</text:p>
      <text:p text:style-name="Text_20_body"><text:span text:style-name="T23">FromName, FromAddr, ToName, ToAddr, Subject, Body, AreaName, Cost, TimesRead, ReplyTo, NextReply</text:span>.</text:p>
      <text:p text:style-name="Text_20_body"><text:span text:style-name="T23">Lines</text:span><text:span text:style-name="T22">, </text:span><text:span text:style-name="T23">InetFromAddr</text:span><text:span text:style-name="T22">, </text:span><text:span text:style-name="T23">InetToAddr</text:span> не требуют изменения, поскольку их значение автоматически переопределяются при изменении <text:span text:style-name="T22">Body, </text:span><text:span text:style-name="T23">FromAddr</text:span> и <text:span text:style-name="T23">ToAddr</text:span>.</text:p>
      <text:p text:style-name="Text_20_body"><text:span text:style-name="T4">Внимание!</text:span> Изменённые данные становятся доступными только для следующих директив <text:span text:style-name="T22">Action</text:span>. По этой причине для изменения файла после '<text:span text:style-name="Internet_20_link"><text:span text:style-name="T22"><text:bookmark-ref text:reference-format="text" text:ref-name="ActionScript">Action: Script</text:bookmark-ref></text:span></text:span>' добавляется '<text:span text:style-name="T22">Action: </text:span><text:span text:style-name="Internet_20_link"><text:span text:style-name="T22"><text:bookmark-ref text:reference-format="text" text:ref-name="Rewrite">Rewrite</text:bookmark-ref></text:span></text:span>'.</text:p>
      <text:p text:style-name="Text_20_body">Пример:</text:p>
      <text:p text:style-name="P29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<text:soft-page-break/>}<text:line-break/>--- <text:span text:style-name="T1">test.pl</text:span> ---</text:p>
      <text:p text:style-name="Text_20_body"/>
      <text:p text:style-name="P29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225453495571586" text:continue-numbering="true" text:style-name="Outline">
        <text:list-item>
          <text:list>
            <text:list-item>
              <text:list>
                <text:list-item>
                  <text:h text:style-name="P55" text:outline-level="3"><text:bookmark-start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225452839976079" text:continue-numbering="true" text:style-name="Outline">
        <text:list-item>
          <text:list>
            <text:list-item>
              <text:list>
                <text:list-item>
                  <text:h text:style-name="P56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225453037569671" text:continue-numbering="true" text:style-name="Outline">
        <text:list-item>
          <text:list>
            <text:list-item>
              <text:list>
                <text:list-item>
                  <text:h text:style-name="P55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Text_20_body"><text:span text:style-name="T23">NewMsg($MsgBase,$FromName,$FromAddr,$ToName,$ToAddr,$Subject,$Flags,$Body)</text:span> <text:span text:style-name="T10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29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23">msgs</text:span>' от <text:span text:style-name="T22">Alex@2:5030/1666</text:span> к <text:span text:style-name="T22">User@2:5030/1157.1</text:span><text:span text:style-name="T13"> </text:span>с темой '<text:span text:style-name="T23">msg test</text:span>' и телом '<text:span text:style-name="T22">It is My test</text:span>'. Установка любых флагов и кладжей сейчас не поддерживается, так что значения аргументов <text:span text:style-name="T22">$Flags</text:span> и <text:span text:style-name="T22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225453053645266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225451856031895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Text_20_body"><text:soft-page-break/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225452054747191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2243917167" text:style-name="L8">
        <text:list-item>
          <text:p text:style-name="P45">публикуйте в эхо-конференции RU.FTRACK <text:s text:c="86"/></text:p>
        </text:list-item>
        <text:list-item>
          <text:p text:style-name="P45">публикуйте в баг-трекере на сайте <text:a xlink:type="simple" xlink:href="http://sourceforge.net/projects/ftrack-as" text:style-name="Internet_20_link" text:visited-style-name="Visited_20_Internet_20_Link"><text:span text:style-name="T23">http://sourceforge.net/projects/ftrack-as</text:span></text:a> <text:s text:c="51"/></text:p>
        </text:list-item>
        <text:list-item>
          <text:p text:style-name="P45">отправляйте разработчикам личной почтой. <text:s text:c="83"/></text:p>
        </text:list-item>
      </text:list>
      <text:p text:style-name="Text_20_body">Разработчики:</text:p>
      <text:list xml:id="list687067624" text:style-name="L9">
        <text:list-item>
          <text:p text:style-name="P46">с 2003 по 2006 г. - Alex <text:span text:style-name="T1">Soukhotine</text:span></text:p>
        </text:list-item>
      </text:list>
      <text:p text:style-name="P30">2:5030/1157@fidonet (ph0enix@users.sourceforge.net) <text:s text:c="72"/></text:p>
      <text:list xml:id="list3441134589" text:style-name="L10">
        <text:list-item>
          <text:p text:style-name="P47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0">2:5080/102@fidonet (<text:span text:style-name="T1">stas_degteff@users.sourceforge.net</text:span>) <text:s text:c="68"/></text:p>
      <text:list xml:id="list3457020470" text:style-name="L11">
        <text:list-item>
          <text:p text:style-name="P48"><text:soft-page-break/>с 2009 г. по настоящее время Michael <text:span text:style-name="T1">Dukelsky</text:span></text:p>
        </text:list-item>
      </text:list>
      <text:p text:style-name="P30">2:5020/1042@fidonet (<text:span text:style-name="T1">dukelsky@users.sourceforge.net</text:span>)</text:p>
      <text:p text:style-name="Text_20_body">Сайт проекта:</text:p>
      <text:p text:style-name="P30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<text:span text:style-name="MT2">Справочное р</text:span>уководство</text:p>
      </style:header>
      <style:footer>
        <text:p text:style-name="MP2">Страница <text:page-number text:select-page="current">44</text:page-number> из <text:page-count>44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19-06-16T22:54:51.483725191</dc:date>
    <meta:editing-duration>P2DT5H28M48S</meta:editing-duration>
    <meta:editing-cycles>103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4" meta:paragraph-count="1001" meta:word-count="8696" meta:character-count="60919" meta:non-whitespace-character-count="52527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